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4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4" table:default-cell-style-name="ce6"/>
        <table:table-column table:style-name="co4" table:default-cell-style-name="ce6"/>
        <table:table-column table:style-name="co1" table:number-columns-repeated="9" table:default-cell-style-name="ce6"/>
        <table:table-column table:style-name="co5" table:default-cell-style-name="ce5"/>
        <table:table-row table:style-name="ro1">
          <table:table-cell table:style-name="ce1" office:value-type="string" calcext:value-type="string">
            <text:p>EPOCH</text:p>
          </table:table-cell>
          <table:table-cell table:style-name="ce5" office:value-type="string" calcext:value-type="string">
            <text:p>RUN1</text:p>
          </table:table-cell>
          <table:table-cell table:style-name="ce5" office:value-type="string" calcext:value-type="string">
            <text:p>RUN2</text:p>
          </table:table-cell>
          <table:table-cell table:style-name="ce5" office:value-type="string" calcext:value-type="string">
            <text:p>RUN3</text:p>
          </table:table-cell>
          <table:table-cell table:style-name="ce5" office:value-type="string" calcext:value-type="string">
            <text:p>RUN4</text:p>
          </table:table-cell>
          <table:table-cell table:style-name="ce5" office:value-type="string" calcext:value-type="string">
            <text:p>RUN5</text:p>
          </table:table-cell>
          <table:table-cell table:style-name="ce5" office:value-type="string" calcext:value-type="string">
            <text:p>RUN6</text:p>
          </table:table-cell>
          <table:table-cell table:style-name="ce5" office:value-type="string" calcext:value-type="string">
            <text:p>RUN7</text:p>
          </table:table-cell>
          <table:table-cell table:style-name="ce5" office:value-type="string" calcext:value-type="string">
            <text:p>RUN8</text:p>
          </table:table-cell>
          <table:table-cell table:style-name="ce5" office:value-type="string" calcext:value-type="string">
            <text:p>RUN9</text:p>
          </table:table-cell>
          <table:table-cell table:style-name="ce5" office:value-type="string" calcext:value-type="string">
            <text:p>RUN10</text:p>
          </table:table-cell>
          <table:table-cell table:style-name="ce5" office:value-type="string" calcext:value-type="string">
            <text:p>RUN11</text:p>
          </table:table-cell>
          <table:table-cell table:style-name="ce5" office:value-type="string" calcext:value-type="string">
            <text:p>RUN12</text:p>
          </table:table-cell>
          <table:table-cell table:style-name="ce5" office:value-type="string" calcext:value-type="string">
            <text:p>RUN13</text:p>
          </table:table-cell>
          <table:table-cell table:style-name="ce5" office:value-type="string" calcext:value-type="string">
            <text:p>RUN14</text:p>
          </table:table-cell>
          <table:table-cell table:style-name="ce5" office:value-type="string" calcext:value-type="string">
            <text:p>RUN15</text:p>
          </table:table-cell>
          <table:table-cell table:style-name="ce5" office:value-type="string" calcext:value-type="string">
            <text:p>RUN16</text:p>
          </table:table-cell>
          <table:table-cell table:style-name="ce5" office:value-type="string" calcext:value-type="string">
            <text:p>RUN17</text:p>
          </table:table-cell>
          <table:table-cell table:style-name="ce5" office:value-type="string" calcext:value-type="string">
            <text:p>RUN18</text:p>
          </table:table-cell>
          <table:table-cell table:style-name="ce5" office:value-type="string" calcext:value-type="string">
            <text:p>RUN19</text:p>
          </table:table-cell>
          <table:table-cell table:style-name="ce5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22467688" calcext:value-type="float">
            <text:p>0.652247</text:p>
          </table:table-cell>
          <table:table-cell office:value-type="float" office:value="0.64274488575" calcext:value-type="float">
            <text:p>0.642745</text:p>
          </table:table-cell>
          <table:table-cell office:value-type="float" office:value="0.63039172725" calcext:value-type="float">
            <text:p>0.630392</text:p>
          </table:table-cell>
          <table:table-cell office:value-type="float" office:value="0.6746732835" calcext:value-type="float">
            <text:p>0.674673</text:p>
          </table:table-cell>
          <table:table-cell office:value-type="float" office:value="0.66250993935" calcext:value-type="float">
            <text:p>0.662510</text:p>
          </table:table-cell>
          <table:table-cell office:value-type="float" office:value="0.6596586639" calcext:value-type="float">
            <text:p>0.659659</text:p>
          </table:table-cell>
          <table:table-cell office:value-type="float" office:value="0.65205695445" calcext:value-type="float">
            <text:p>0.652057</text:p>
          </table:table-cell>
          <table:table-cell office:value-type="float" office:value="0.64958632275" calcext:value-type="float">
            <text:p>0.649586</text:p>
          </table:table-cell>
          <table:table-cell office:value-type="float" office:value="0.64369497255" calcext:value-type="float">
            <text:p>0.643695</text:p>
          </table:table-cell>
          <table:table-cell office:value-type="float" office:value="0.65015678085" calcext:value-type="float">
            <text:p>0.650157</text:p>
          </table:table-cell>
          <table:table-cell office:value-type="float" office:value="0.64571407854345" calcext:value-type="float">
            <text:p>0.645714</text:p>
          </table:table-cell>
          <table:table-cell office:value-type="float" office:value="0.65720039266686" calcext:value-type="float">
            <text:p>0.657200</text:p>
          </table:table-cell>
          <table:table-cell office:value-type="float" office:value="0.645330656094075" calcext:value-type="float">
            <text:p>0.645331</text:p>
          </table:table-cell>
          <table:table-cell office:value-type="float" office:value="0.664857594595845" calcext:value-type="float">
            <text:p>0.664858</text:p>
          </table:table-cell>
          <table:table-cell office:value-type="float" office:value="0.657391592661615" calcext:value-type="float">
            <text:p>0.657392</text:p>
          </table:table-cell>
          <table:table-cell office:value-type="float" office:value="0.661411904850795" calcext:value-type="float">
            <text:p>0.661412</text:p>
          </table:table-cell>
          <table:table-cell office:value-type="float" office:value="0.651265013150535" calcext:value-type="float">
            <text:p>0.651265</text:p>
          </table:table-cell>
          <table:table-cell office:value-type="float" office:value="0.64954216827801" calcext:value-type="float">
            <text:p>0.649542</text:p>
          </table:table-cell>
          <table:table-cell office:value-type="float" office:value="0.676151686264635" calcext:value-type="float">
            <text:p>0.676152</text:p>
          </table:table-cell>
          <table:table-cell office:value-type="float" office:value="0.655859947783845" calcext:value-type="float">
            <text:p>0.655860</text:p>
          </table:table-cell>
          <table:table-cell table:formula="of:=AVERAGE([.B2:.U2])" office:value-type="float" office:value="0.654122266701983" calcext:value-type="float">
            <text:p>0.654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2923" calcext:value-type="float">
            <text:p>0.792923</text:p>
          </table:table-cell>
          <table:table-cell office:value-type="float" office:value="0.757536" calcext:value-type="float">
            <text:p>0.757536</text:p>
          </table:table-cell>
          <table:table-cell office:value-type="float" office:value="0.71672" calcext:value-type="float">
            <text:p>0.716720</text:p>
          </table:table-cell>
          <table:table-cell office:value-type="float" office:value="0.783561" calcext:value-type="float">
            <text:p>0.783561</text:p>
          </table:table-cell>
          <table:table-cell office:value-type="float" office:value="0.771953" calcext:value-type="float">
            <text:p>0.771953</text:p>
          </table:table-cell>
          <table:table-cell table:number-columns-repeated="2" office:value-type="float" office:value="0.762404" calcext:value-type="float">
            <text:p>0.762404</text:p>
          </table:table-cell>
          <table:table-cell office:value-type="float" office:value="0.754166" calcext:value-type="float">
            <text:p>0.754166</text:p>
          </table:table-cell>
          <table:table-cell office:value-type="float" office:value="0.76334" calcext:value-type="float">
            <text:p>0.763340</text:p>
          </table:table-cell>
          <table:table-cell office:value-type="float" office:value="0.782438" calcext:value-type="float">
            <text:p>0.782438</text:p>
          </table:table-cell>
          <table:table-cell office:value-type="float" office:value="0.7619348149" calcext:value-type="float">
            <text:p>0.761935</text:p>
          </table:table-cell>
          <table:table-cell office:value-type="float" office:value="0.7662722487" calcext:value-type="float">
            <text:p>0.766272</text:p>
          </table:table-cell>
          <table:table-cell office:value-type="float" office:value="0.7707990549" calcext:value-type="float">
            <text:p>0.770799</text:p>
          </table:table-cell>
          <table:table-cell office:value-type="float" office:value="0.7745703861" calcext:value-type="float">
            <text:p>0.774570</text:p>
          </table:table-cell>
          <table:table-cell office:value-type="float" office:value="0.7657061461" calcext:value-type="float">
            <text:p>0.765706</text:p>
          </table:table-cell>
          <table:table-cell office:value-type="float" office:value="0.7762676866" calcext:value-type="float">
            <text:p>0.776268</text:p>
          </table:table-cell>
          <table:table-cell office:value-type="float" office:value="0.7624999102" calcext:value-type="float">
            <text:p>0.762500</text:p>
          </table:table-cell>
          <table:table-cell office:value-type="float" office:value="0.7521277421" calcext:value-type="float">
            <text:p>0.752128</text:p>
          </table:table-cell>
          <table:table-cell office:value-type="float" office:value="0.7362849277" calcext:value-type="float">
            <text:p>0.736285</text:p>
          </table:table-cell>
          <table:table-cell office:value-type="float" office:value="0.7496759739" calcext:value-type="float">
            <text:p>0.749676</text:p>
          </table:table-cell>
          <table:table-cell table:formula="of:=AVERAGE([.B3:.U3])" office:value-type="float" office:value="0.76317919456" calcext:value-type="float">
            <text:p>0.763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23629" calcext:value-type="float">
            <text:p>0.823629</text:p>
          </table:table-cell>
          <table:table-cell office:value-type="float" office:value="0.838607" calcext:value-type="float">
            <text:p>0.838607</text:p>
          </table:table-cell>
          <table:table-cell office:value-type="float" office:value="0.800225" calcext:value-type="float">
            <text:p>0.800225</text:p>
          </table:table-cell>
          <table:table-cell office:value-type="float" office:value="0.843288" calcext:value-type="float">
            <text:p>0.843288</text:p>
          </table:table-cell>
          <table:table-cell office:value-type="float" office:value="0.834301" calcext:value-type="float">
            <text:p>0.834301</text:p>
          </table:table-cell>
          <table:table-cell office:value-type="float" office:value="0.832428" calcext:value-type="float">
            <text:p>0.832428</text:p>
          </table:table-cell>
          <table:table-cell office:value-type="float" office:value="0.84853" calcext:value-type="float">
            <text:p>0.848530</text:p>
          </table:table-cell>
          <table:table-cell office:value-type="float" office:value="0.848343" calcext:value-type="float">
            <text:p>0.848343</text:p>
          </table:table-cell>
          <table:table-cell office:value-type="float" office:value="0.840292" calcext:value-type="float">
            <text:p>0.840292</text:p>
          </table:table-cell>
          <table:table-cell office:value-type="float" office:value="0.8175710158" calcext:value-type="float">
            <text:p>0.817571</text:p>
          </table:table-cell>
          <table:table-cell office:value-type="float" office:value="0.8403913973" calcext:value-type="float">
            <text:p>0.840391</text:p>
          </table:table-cell>
          <table:table-cell office:value-type="float" office:value="0.8569876721" calcext:value-type="float">
            <text:p>0.856988</text:p>
          </table:table-cell>
          <table:table-cell office:value-type="float" office:value="0.8475573295" calcext:value-type="float">
            <text:p>0.847557</text:p>
          </table:table-cell>
          <table:table-cell office:value-type="float" office:value="0.8311494198" calcext:value-type="float">
            <text:p>0.831149</text:p>
          </table:table-cell>
          <table:table-cell office:value-type="float" office:value="0.8530269685" calcext:value-type="float">
            <text:p>0.853027</text:p>
          </table:table-cell>
          <table:table-cell office:value-type="float" office:value="0.8449171962" calcext:value-type="float">
            <text:p>0.844917</text:p>
          </table:table-cell>
          <table:table-cell office:value-type="float" office:value="0.842465428" calcext:value-type="float">
            <text:p>0.842465</text:p>
          </table:table-cell>
          <table:table-cell office:value-type="float" office:value="0.8402020249" calcext:value-type="float">
            <text:p>0.840202</text:p>
          </table:table-cell>
          <table:table-cell office:value-type="float" office:value="0.8405797624" calcext:value-type="float">
            <text:p>0.840580</text:p>
          </table:table-cell>
          <table:table-cell table:formula="of:=AVERAGE([.B4:.U4])" office:value-type="float" office:value="0.839081710725" calcext:value-type="float">
            <text:p>0.839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3806" calcext:value-type="float">
            <text:p>0.873806</text:p>
          </table:table-cell>
          <table:table-cell office:value-type="float" office:value="0.856956" calcext:value-type="float">
            <text:p>0.856956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40479" calcext:value-type="float">
            <text:p>0.840479</text:p>
          </table:table-cell>
          <table:table-cell office:value-type="float" office:value="0.870249" calcext:value-type="float">
            <text:p>0.870249</text:p>
          </table:table-cell>
          <table:table-cell office:value-type="float" office:value="0.858266" calcext:value-type="float">
            <text:p>0.858266</text:p>
          </table:table-cell>
          <table:table-cell office:value-type="float" office:value="0.86276" calcext:value-type="float">
            <text:p>0.862760</text:p>
          </table:table-cell>
          <table:table-cell office:value-type="float" office:value="0.849841" calcext:value-type="float">
            <text:p>0.849841</text:p>
          </table:table-cell>
          <table:table-cell office:value-type="float" office:value="0.846658" calcext:value-type="float">
            <text:p>0.846658</text:p>
          </table:table-cell>
          <table:table-cell office:value-type="float" office:value="0.8609483757" calcext:value-type="float">
            <text:p>0.860948</text:p>
          </table:table-cell>
          <table:table-cell office:value-type="float" office:value="0.8660402772" calcext:value-type="float">
            <text:p>0.866040</text:p>
          </table:table-cell>
          <table:table-cell office:value-type="float" office:value="0.8226629173" calcext:value-type="float">
            <text:p>0.822663</text:p>
          </table:table-cell>
          <table:table-cell office:value-type="float" office:value="0.85811887" calcext:value-type="float">
            <text:p>0.858119</text:p>
          </table:table-cell>
          <table:table-cell office:value-type="float" office:value="0.8639662465" calcext:value-type="float">
            <text:p>0.863966</text:p>
          </table:table-cell>
          <table:table-cell office:value-type="float" office:value="0.8441627285" calcext:value-type="float">
            <text:p>0.844163</text:p>
          </table:table-cell>
          <table:table-cell office:value-type="float" office:value="0.8654741746" calcext:value-type="float">
            <text:p>0.865474</text:p>
          </table:table-cell>
          <table:table-cell office:value-type="float" office:value="0.802294304" calcext:value-type="float">
            <text:p>0.802294</text:p>
          </table:table-cell>
          <table:table-cell office:value-type="float" office:value="0.8677375777" calcext:value-type="float">
            <text:p>0.867738</text:p>
          </table:table-cell>
          <table:table-cell office:value-type="float" office:value="0.8434082608" calcext:value-type="float">
            <text:p>0.843408</text:p>
          </table:table-cell>
          <table:table-cell table:formula="of:=AVERAGE([.B5:.U5])" office:value-type="float" office:value="0.853190436615" calcext:value-type="float">
            <text:p>0.8531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9875" calcext:value-type="float">
            <text:p>0.869875</text:p>
          </table:table-cell>
          <table:table-cell office:value-type="float" office:value="0.84516" calcext:value-type="float">
            <text:p>0.845160</text:p>
          </table:table-cell>
          <table:table-cell office:value-type="float" office:value="0.863321" calcext:value-type="float">
            <text:p>0.863321</text:p>
          </table:table-cell>
          <table:table-cell office:value-type="float" office:value="0.86276" calcext:value-type="float">
            <text:p>0.862760</text:p>
          </table:table-cell>
          <table:table-cell office:value-type="float" office:value="0.865007" calcext:value-type="float">
            <text:p>0.865007</text:p>
          </table:table-cell>
          <table:table-cell office:value-type="float" office:value="0.878113" calcext:value-type="float">
            <text:p>0.878113</text:p>
          </table:table-cell>
          <table:table-cell office:value-type="float" office:value="0.863134" calcext:value-type="float">
            <text:p>0.863134</text:p>
          </table:table-cell>
          <table:table-cell office:value-type="float" office:value="0.874181" calcext:value-type="float">
            <text:p>0.874181</text:p>
          </table:table-cell>
          <table:table-cell office:value-type="float" office:value="0.868564" calcext:value-type="float">
            <text:p>0.868564</text:p>
          </table:table-cell>
          <table:table-cell office:value-type="float" office:value="0.870998" calcext:value-type="float">
            <text:p>0.870998</text:p>
          </table:table-cell>
          <table:table-cell office:value-type="float" office:value="0.8537814362" calcext:value-type="float">
            <text:p>0.853781</text:p>
          </table:table-cell>
          <table:table-cell office:value-type="float" office:value="0.863588509" calcext:value-type="float">
            <text:p>0.863589</text:p>
          </table:table-cell>
          <table:table-cell office:value-type="float" office:value="0.8639662465" calcext:value-type="float">
            <text:p>0.863966</text:p>
          </table:table-cell>
          <table:table-cell office:value-type="float" office:value="0.8818820843" calcext:value-type="float">
            <text:p>0.881882</text:p>
          </table:table-cell>
          <table:table-cell office:value-type="float" office:value="0.8683036803" calcext:value-type="float">
            <text:p>0.868304</text:p>
          </table:table-cell>
          <table:table-cell office:value-type="float" office:value="0.8469922342" calcext:value-type="float">
            <text:p>0.846992</text:p>
          </table:table-cell>
          <table:table-cell office:value-type="float" office:value="0.8737733193" calcext:value-type="float">
            <text:p>0.873773</text:p>
          </table:table-cell>
          <table:table-cell office:value-type="float" office:value="0.8596278054" calcext:value-type="float">
            <text:p>0.859628</text:p>
          </table:table-cell>
          <table:table-cell office:value-type="float" office:value="0.865663547" calcext:value-type="float">
            <text:p>0.865664</text:p>
          </table:table-cell>
          <table:table-cell office:value-type="float" office:value="0.8500090977" calcext:value-type="float">
            <text:p>0.850009</text:p>
          </table:table-cell>
          <table:table-cell table:formula="of:=AVERAGE([.B6:.U6])" office:value-type="float" office:value="0.864435047995" calcext:value-type="float">
            <text:p>0.864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2385" calcext:value-type="float">
            <text:p>0.862385</text:p>
          </table:table-cell>
          <table:table-cell office:value-type="float" office:value="0.859577" calcext:value-type="float">
            <text:p>0.859577</text:p>
          </table:table-cell>
          <table:table-cell office:value-type="float" office:value="0.868002" calcext:value-type="float">
            <text:p>0.868002</text:p>
          </table:table-cell>
          <table:table-cell office:value-type="float" office:value="0.853773" calcext:value-type="float">
            <text:p>0.853773</text:p>
          </table:table-cell>
          <table:table-cell office:value-type="float" office:value="0.862385" calcext:value-type="float">
            <text:p>0.862385</text:p>
          </table:table-cell>
          <table:table-cell office:value-type="float" office:value="0.868751" calcext:value-type="float">
            <text:p>0.868751</text:p>
          </table:table-cell>
          <table:table-cell office:value-type="float" office:value="0.855458" calcext:value-type="float">
            <text:p>0.855458</text:p>
          </table:table-cell>
          <table:table-cell office:value-type="float" office:value="0.871372" calcext:value-type="float">
            <text:p>0.871372</text:p>
          </table:table-cell>
          <table:table-cell office:value-type="float" office:value="0.862198" calcext:value-type="float">
            <text:p>0.862198</text:p>
          </table:table-cell>
          <table:table-cell office:value-type="float" office:value="0.873806" calcext:value-type="float">
            <text:p>0.873806</text:p>
          </table:table-cell>
          <table:table-cell office:value-type="float" office:value="0.8660402772" calcext:value-type="float">
            <text:p>0.866040</text:p>
          </table:table-cell>
          <table:table-cell office:value-type="float" office:value="0.8641546116" calcext:value-type="float">
            <text:p>0.864155</text:p>
          </table:table-cell>
          <table:table-cell office:value-type="float" office:value="0.8741500495" calcext:value-type="float">
            <text:p>0.874150</text:p>
          </table:table-cell>
          <table:table-cell office:value-type="float" office:value="0.881316989" calcext:value-type="float">
            <text:p>0.881317</text:p>
          </table:table-cell>
          <table:table-cell office:value-type="float" office:value="0.8605706382" calcext:value-type="float">
            <text:p>0.860571</text:p>
          </table:table-cell>
          <table:table-cell office:value-type="float" office:value="0.8660402772" calcext:value-type="float">
            <text:p>0.866040</text:p>
          </table:table-cell>
          <table:table-cell office:value-type="float" office:value="0.8790535859" calcext:value-type="float">
            <text:p>0.879054</text:p>
          </table:table-cell>
          <table:table-cell office:value-type="float" office:value="0.8650974444" calcext:value-type="float">
            <text:p>0.865097</text:p>
          </table:table-cell>
          <table:table-cell office:value-type="float" office:value="0.8718866464" calcext:value-type="float">
            <text:p>0.871887</text:p>
          </table:table-cell>
          <table:table-cell office:value-type="float" office:value="0.8600055429" calcext:value-type="float">
            <text:p>0.860006</text:p>
          </table:table-cell>
          <table:table-cell table:formula="of:=AVERAGE([.B7:.U7])" office:value-type="float" office:value="0.866301153115" calcext:value-type="float">
            <text:p>0.866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3696" calcext:value-type="float">
            <text:p>0.863696</text:p>
          </table:table-cell>
          <table:table-cell office:value-type="float" office:value="0.859202" calcext:value-type="float">
            <text:p>0.859202</text:p>
          </table:table-cell>
          <table:table-cell office:value-type="float" office:value="0.86407" calcext:value-type="float">
            <text:p>0.864070</text:p>
          </table:table-cell>
          <table:table-cell office:value-type="float" office:value="0.862011" calcext:value-type="float">
            <text:p>0.862011</text:p>
          </table:table-cell>
          <table:table-cell office:value-type="float" office:value="0.867628" calcext:value-type="float">
            <text:p>0.867628</text:p>
          </table:table-cell>
          <table:table-cell office:value-type="float" office:value="0.872121" calcext:value-type="float">
            <text:p>0.872121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77925" calcext:value-type="float">
            <text:p>0.877925</text:p>
          </table:table-cell>
          <table:table-cell office:value-type="float" office:value="0.858079" calcext:value-type="float">
            <text:p>0.858079</text:p>
          </table:table-cell>
          <table:table-cell office:value-type="float" office:value="0.866879" calcext:value-type="float">
            <text:p>0.866879</text:p>
          </table:table-cell>
          <table:table-cell office:value-type="float" office:value="0.8545359039" calcext:value-type="float">
            <text:p>0.854536</text:p>
          </table:table-cell>
          <table:table-cell office:value-type="float" office:value="0.8620795736" calcext:value-type="float">
            <text:p>0.862080</text:p>
          </table:table-cell>
          <table:table-cell office:value-type="float" office:value="0.8720750115" calcext:value-type="float">
            <text:p>0.872075</text:p>
          </table:table-cell>
          <table:table-cell office:value-type="float" office:value="0.8830142895" calcext:value-type="float">
            <text:p>0.883014</text:p>
          </table:table-cell>
          <table:table-cell office:value-type="float" office:value="0.8730188516" calcext:value-type="float">
            <text:p>0.873019</text:p>
          </table:table-cell>
          <table:table-cell office:value-type="float" office:value="0.8701893459" calcext:value-type="float">
            <text:p>0.870189</text:p>
          </table:table-cell>
          <table:table-cell office:value-type="float" office:value="0.8620795736" calcext:value-type="float">
            <text:p>0.862080</text:p>
          </table:table-cell>
          <table:table-cell office:value-type="float" office:value="0.8577421398" calcext:value-type="float">
            <text:p>0.857742</text:p>
          </table:table-cell>
          <table:table-cell office:value-type="float" office:value="0.8726411141" calcext:value-type="float">
            <text:p>0.872641</text:p>
          </table:table-cell>
          <table:table-cell office:value-type="float" office:value="0.8649090793" calcext:value-type="float">
            <text:p>0.864909</text:p>
          </table:table-cell>
          <table:table-cell table:formula="of:=AVERAGE([.B8:.U8])" office:value-type="float" office:value="0.86608004414" calcext:value-type="float">
            <text:p>0.8660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2573" calcext:value-type="float">
            <text:p>0.862573</text:p>
          </table:table-cell>
          <table:table-cell office:value-type="float" office:value="0.858079" calcext:value-type="float">
            <text:p>0.858079</text:p>
          </table:table-cell>
          <table:table-cell office:value-type="float" office:value="0.865194" calcext:value-type="float">
            <text:p>0.865194</text:p>
          </table:table-cell>
          <table:table-cell office:value-type="float" office:value="0.861824" calcext:value-type="float">
            <text:p>0.861824</text:p>
          </table:table-cell>
          <table:table-cell office:value-type="float" office:value="0.858641" calcext:value-type="float">
            <text:p>0.858641</text:p>
          </table:table-cell>
          <table:table-cell office:value-type="float" office:value="0.874368" calcext:value-type="float">
            <text:p>0.874368</text:p>
          </table:table-cell>
          <table:table-cell office:value-type="float" office:value="0.856207" calcext:value-type="float">
            <text:p>0.856207</text:p>
          </table:table-cell>
          <table:table-cell office:value-type="float" office:value="0.878487" calcext:value-type="float">
            <text:p>0.878487</text:p>
          </table:table-cell>
          <table:table-cell office:value-type="float" office:value="0.855083" calcext:value-type="float">
            <text:p>0.855083</text:p>
          </table:table-cell>
          <table:table-cell office:value-type="float" office:value="0.872121" calcext:value-type="float">
            <text:p>0.872121</text:p>
          </table:table-cell>
          <table:table-cell office:value-type="float" office:value="0.8649090793" calcext:value-type="float">
            <text:p>0.864909</text:p>
          </table:table-cell>
          <table:table-cell office:value-type="float" office:value="0.860193908" calcext:value-type="float">
            <text:p>0.860194</text:p>
          </table:table-cell>
          <table:table-cell office:value-type="float" office:value="0.8698126157" calcext:value-type="float">
            <text:p>0.869813</text:p>
          </table:table-cell>
          <table:table-cell office:value-type="float" office:value="0.8824481869" calcext:value-type="float">
            <text:p>0.882448</text:p>
          </table:table-cell>
          <table:table-cell office:value-type="float" office:value="0.8637768741" calcext:value-type="float">
            <text:p>0.863777</text:p>
          </table:table-cell>
          <table:table-cell office:value-type="float" office:value="0.872452749" calcext:value-type="float">
            <text:p>0.872453</text:p>
          </table:table-cell>
          <table:table-cell office:value-type="float" office:value="0.8747161521" calcext:value-type="float">
            <text:p>0.874716</text:p>
          </table:table-cell>
          <table:table-cell office:value-type="float" office:value="0.8641546116" calcext:value-type="float">
            <text:p>0.864155</text:p>
          </table:table-cell>
          <table:table-cell office:value-type="float" office:value="0.8664180147" calcext:value-type="float">
            <text:p>0.866418</text:p>
          </table:table-cell>
          <table:table-cell office:value-type="float" office:value="0.8681153152" calcext:value-type="float">
            <text:p>0.868115</text:p>
          </table:table-cell>
          <table:table-cell table:formula="of:=AVERAGE([.B9:.U9])" office:value-type="float" office:value="0.86647872533" calcext:value-type="float">
            <text:p>0.866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3509" calcext:value-type="float">
            <text:p>0.863509</text:p>
          </table:table-cell>
          <table:table-cell office:value-type="float" office:value="0.857517" calcext:value-type="float">
            <text:p>0.857517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861075" calcext:value-type="float">
            <text:p>0.861075</text:p>
          </table:table-cell>
          <table:table-cell office:value-type="float" office:value="0.864258" calcext:value-type="float">
            <text:p>0.864258</text:p>
          </table:table-cell>
          <table:table-cell office:value-type="float" office:value="0.870436" calcext:value-type="float">
            <text:p>0.870436</text:p>
          </table:table-cell>
          <table:table-cell office:value-type="float" office:value="0.857517" calcext:value-type="float">
            <text:p>0.857517</text:p>
          </table:table-cell>
          <table:table-cell office:value-type="float" office:value="0.875679" calcext:value-type="float">
            <text:p>0.875679</text:p>
          </table:table-cell>
          <table:table-cell office:value-type="float" office:value="0.862011" calcext:value-type="float">
            <text:p>0.862011</text:p>
          </table:table-cell>
          <table:table-cell office:value-type="float" office:value="0.874368" calcext:value-type="float">
            <text:p>0.874368</text:p>
          </table:table-cell>
          <table:table-cell office:value-type="float" office:value="0.8667947449" calcext:value-type="float">
            <text:p>0.866795</text:p>
          </table:table-cell>
          <table:table-cell office:value-type="float" office:value="0.8586849726" calcext:value-type="float">
            <text:p>0.858685</text:p>
          </table:table-cell>
          <table:table-cell office:value-type="float" office:value="0.8720750115" calcext:value-type="float">
            <text:p>0.872075</text:p>
          </table:table-cell>
          <table:table-cell office:value-type="float" office:value="0.8809392515" calcext:value-type="float">
            <text:p>0.880939</text:p>
          </table:table-cell>
          <table:table-cell office:value-type="float" office:value="0.8683036803" calcext:value-type="float">
            <text:p>0.868304</text:p>
          </table:table-cell>
          <table:table-cell office:value-type="float" office:value="0.8716982813" calcext:value-type="float">
            <text:p>0.871698</text:p>
          </table:table-cell>
          <table:table-cell office:value-type="float" office:value="0.8720750115" calcext:value-type="float">
            <text:p>0.872075</text:p>
          </table:table-cell>
          <table:table-cell office:value-type="float" office:value="0.8611367408" calcext:value-type="float">
            <text:p>0.861137</text:p>
          </table:table-cell>
          <table:table-cell office:value-type="float" office:value="0.8671714751" calcext:value-type="float">
            <text:p>0.867171</text:p>
          </table:table-cell>
          <table:table-cell office:value-type="float" office:value="0.863588509" calcext:value-type="float">
            <text:p>0.863589</text:p>
          </table:table-cell>
          <table:table-cell table:formula="of:=AVERAGE([.B10:.U10])" office:value-type="float" office:value="0.866654783925" calcext:value-type="float">
            <text:p>0.866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3321" calcext:value-type="float">
            <text:p>0.863321</text:p>
          </table:table-cell>
          <table:table-cell office:value-type="float" office:value="0.857517" calcext:value-type="float">
            <text:p>0.857517</text:p>
          </table:table-cell>
          <table:table-cell office:value-type="float" office:value="0.864445" calcext:value-type="float">
            <text:p>0.864445</text:p>
          </table:table-cell>
          <table:table-cell office:value-type="float" office:value="0.8607" calcext:value-type="float">
            <text:p>0.860700</text:p>
          </table:table-cell>
          <table:table-cell office:value-type="float" office:value="0.862573" calcext:value-type="float">
            <text:p>0.862573</text:p>
          </table:table-cell>
          <table:table-cell office:value-type="float" office:value="0.87156" calcext:value-type="float">
            <text:p>0.871560</text:p>
          </table:table-cell>
          <table:table-cell office:value-type="float" office:value="0.857517" calcext:value-type="float">
            <text:p>0.857517</text:p>
          </table:table-cell>
          <table:table-cell office:value-type="float" office:value="0.877364" calcext:value-type="float">
            <text:p>0.877364</text:p>
          </table:table-cell>
          <table:table-cell office:value-type="float" office:value="0.862011" calcext:value-type="float">
            <text:p>0.862011</text:p>
          </table:table-cell>
          <table:table-cell office:value-type="float" office:value="0.873994" calcext:value-type="float">
            <text:p>0.873994</text:p>
          </table:table-cell>
          <table:table-cell office:value-type="float" office:value="0.8660402772" calcext:value-type="float">
            <text:p>0.866040</text:p>
          </table:table-cell>
          <table:table-cell office:value-type="float" office:value="0.85811887" calcext:value-type="float">
            <text:p>0.858119</text:p>
          </table:table-cell>
          <table:table-cell office:value-type="float" office:value="0.8715099162" calcext:value-type="float">
            <text:p>0.871510</text:p>
          </table:table-cell>
          <table:table-cell office:value-type="float" office:value="0.8809392515" calcext:value-type="float">
            <text:p>0.880939</text:p>
          </table:table-cell>
          <table:table-cell office:value-type="float" office:value="0.8707554485" calcext:value-type="float">
            <text:p>0.870755</text:p>
          </table:table-cell>
          <table:table-cell office:value-type="float" office:value="0.8722643839" calcext:value-type="float">
            <text:p>0.872264</text:p>
          </table:table-cell>
          <table:table-cell office:value-type="float" office:value="0.8718866464" calcext:value-type="float">
            <text:p>0.871887</text:p>
          </table:table-cell>
          <table:table-cell office:value-type="float" office:value="0.8588733377" calcext:value-type="float">
            <text:p>0.858873</text:p>
          </table:table-cell>
          <table:table-cell office:value-type="float" office:value="0.8666063798" calcext:value-type="float">
            <text:p>0.866606</text:p>
          </table:table-cell>
          <table:table-cell office:value-type="float" office:value="0.8649090793" calcext:value-type="float">
            <text:p>0.864909</text:p>
          </table:table-cell>
          <table:table-cell table:formula="of:=AVERAGE([.B11:.U11])" office:value-type="float" office:value="0.866645279525" calcext:value-type="float">
            <text:p>0.866645</text:p>
          </table:table-cell>
        </table:table-row>
        <table:table-row table:style-name="ro1">
          <table:table-cell table:number-columns-repeated="21"/>
          <table:table-cell table:style-name="ce6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5" office:value-type="string" calcext:value-type="string">
            <text:p>RUN1</text:p>
          </table:table-cell>
          <table:table-cell table:style-name="ce5" office:value-type="string" calcext:value-type="string">
            <text:p>RUN2</text:p>
          </table:table-cell>
          <table:table-cell table:style-name="ce5" office:value-type="string" calcext:value-type="string">
            <text:p>RUN3</text:p>
          </table:table-cell>
          <table:table-cell table:style-name="ce5" office:value-type="string" calcext:value-type="string">
            <text:p>RUN4</text:p>
          </table:table-cell>
          <table:table-cell table:style-name="ce5" office:value-type="string" calcext:value-type="string">
            <text:p>RUN5</text:p>
          </table:table-cell>
          <table:table-cell table:style-name="ce5" office:value-type="string" calcext:value-type="string">
            <text:p>RUN6</text:p>
          </table:table-cell>
          <table:table-cell table:style-name="ce5" office:value-type="string" calcext:value-type="string">
            <text:p>RUN7</text:p>
          </table:table-cell>
          <table:table-cell table:style-name="ce5" office:value-type="string" calcext:value-type="string">
            <text:p>RUN8</text:p>
          </table:table-cell>
          <table:table-cell table:style-name="ce5" office:value-type="string" calcext:value-type="string">
            <text:p>RUN9</text:p>
          </table:table-cell>
          <table:table-cell table:style-name="ce5" office:value-type="string" calcext:value-type="string">
            <text:p>RUN10</text:p>
          </table:table-cell>
          <table:table-cell table:style-name="ce5" office:value-type="string" calcext:value-type="string">
            <text:p>RUN11</text:p>
          </table:table-cell>
          <table:table-cell table:style-name="ce5" office:value-type="string" calcext:value-type="string">
            <text:p>RUN12</text:p>
          </table:table-cell>
          <table:table-cell table:style-name="ce5" office:value-type="string" calcext:value-type="string">
            <text:p>RUN13</text:p>
          </table:table-cell>
          <table:table-cell table:style-name="ce5" office:value-type="string" calcext:value-type="string">
            <text:p>RUN14</text:p>
          </table:table-cell>
          <table:table-cell table:style-name="ce5" office:value-type="string" calcext:value-type="string">
            <text:p>RUN15</text:p>
          </table:table-cell>
          <table:table-cell table:style-name="ce5" office:value-type="string" calcext:value-type="string">
            <text:p>RUN16</text:p>
          </table:table-cell>
          <table:table-cell table:style-name="ce5" office:value-type="string" calcext:value-type="string">
            <text:p>RUN17</text:p>
          </table:table-cell>
          <table:table-cell table:style-name="ce5" office:value-type="string" calcext:value-type="string">
            <text:p>RUN18</text:p>
          </table:table-cell>
          <table:table-cell table:style-name="ce5" office:value-type="string" calcext:value-type="string">
            <text:p>RUN19</text:p>
          </table:table-cell>
          <table:table-cell table:style-name="ce5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48538" calcext:value-type="float">
            <text:p>0.651485</text:p>
          </table:table-cell>
          <table:table-cell office:value-type="float" office:value="0.64448034" calcext:value-type="float">
            <text:p>0.644480</text:p>
          </table:table-cell>
          <table:table-cell office:value-type="float" office:value="0.6408465" calcext:value-type="float">
            <text:p>0.640847</text:p>
          </table:table-cell>
          <table:table-cell office:value-type="float" office:value="0.6327272" calcext:value-type="float">
            <text:p>0.632727</text:p>
          </table:table-cell>
          <table:table-cell office:value-type="float" office:value="0.63569954" calcext:value-type="float">
            <text:p>0.635700</text:p>
          </table:table-cell>
          <table:table-cell office:value-type="float" office:value="0.64310148" calcext:value-type="float">
            <text:p>0.643101</text:p>
          </table:table-cell>
          <table:table-cell office:value-type="float" office:value="0.6418216" calcext:value-type="float">
            <text:p>0.641822</text:p>
          </table:table-cell>
          <table:table-cell office:value-type="float" office:value="0.63657762" calcext:value-type="float">
            <text:p>0.636578</text:p>
          </table:table-cell>
          <table:table-cell office:value-type="float" office:value="0.64372084" calcext:value-type="float">
            <text:p>0.643721</text:p>
          </table:table-cell>
          <table:table-cell office:value-type="float" office:value="0.64480472" calcext:value-type="float">
            <text:p>0.644805</text:p>
          </table:table-cell>
          <table:table-cell office:value-type="float" office:value="0.64258026112" calcext:value-type="float">
            <text:p>0.642580</text:p>
          </table:table-cell>
          <table:table-cell office:value-type="float" office:value="0.63803444096" calcext:value-type="float">
            <text:p>0.638034</text:p>
          </table:table-cell>
          <table:table-cell office:value-type="float" office:value="0.65358900096" calcext:value-type="float">
            <text:p>0.653589</text:p>
          </table:table-cell>
          <table:table-cell office:value-type="float" office:value="0.63524045312" calcext:value-type="float">
            <text:p>0.635240</text:p>
          </table:table-cell>
          <table:table-cell office:value-type="float" office:value="0.63665689024" calcext:value-type="float">
            <text:p>0.636657</text:p>
          </table:table-cell>
          <table:table-cell office:value-type="float" office:value="0.64516523456" calcext:value-type="float">
            <text:p>0.645165</text:p>
          </table:table-cell>
          <table:table-cell office:value-type="float" office:value="0.6450135776" calcext:value-type="float">
            <text:p>0.645014</text:p>
          </table:table-cell>
          <table:table-cell office:value-type="float" office:value="0.633921232" calcext:value-type="float">
            <text:p>0.633921</text:p>
          </table:table-cell>
          <table:table-cell office:value-type="float" office:value="0.6402791584" calcext:value-type="float">
            <text:p>0.640279</text:p>
          </table:table-cell>
          <table:table-cell office:value-type="float" office:value="0.64694623168" calcext:value-type="float">
            <text:p>0.646946</text:p>
          </table:table-cell>
          <table:table-cell table:formula="of:=AVERAGE([.B14:.U14])" office:value-type="float" office:value="0.641634585032" calcext:value-type="float">
            <text:p>0.6416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3304" calcext:value-type="float">
            <text:p>0.513304</text:p>
          </table:table-cell>
          <table:table-cell office:value-type="float" office:value="0.537771" calcext:value-type="float">
            <text:p>0.537771</text:p>
          </table:table-cell>
          <table:table-cell office:value-type="float" office:value="0.539631" calcext:value-type="float">
            <text:p>0.539631</text:p>
          </table:table-cell>
          <table:table-cell office:value-type="float" office:value="0.505704" calcext:value-type="float">
            <text:p>0.505704</text:p>
          </table:table-cell>
          <table:table-cell office:value-type="float" office:value="0.530812" calcext:value-type="float">
            <text:p>0.530812</text:p>
          </table:table-cell>
          <table:table-cell office:value-type="float" office:value="0.533896" calcext:value-type="float">
            <text:p>0.533896</text:p>
          </table:table-cell>
          <table:table-cell office:value-type="float" office:value="0.536803" calcext:value-type="float">
            <text:p>0.536803</text:p>
          </table:table-cell>
          <table:table-cell office:value-type="float" office:value="0.528548" calcext:value-type="float">
            <text:p>0.528548</text:p>
          </table:table-cell>
          <table:table-cell office:value-type="float" office:value="0.530631" calcext:value-type="float">
            <text:p>0.530631</text:p>
          </table:table-cell>
          <table:table-cell office:value-type="float" office:value="0.495273" calcext:value-type="float">
            <text:p>0.495273</text:p>
          </table:table-cell>
          <table:table-cell office:value-type="float" office:value="0.54151792" calcext:value-type="float">
            <text:p>0.541518</text:p>
          </table:table-cell>
          <table:table-cell office:value-type="float" office:value="0.543563424" calcext:value-type="float">
            <text:p>0.543563</text:p>
          </table:table-cell>
          <table:table-cell office:value-type="float" office:value="0.520409152" calcext:value-type="float">
            <text:p>0.520409</text:p>
          </table:table-cell>
          <table:table-cell office:value-type="float" office:value="0.529600032" calcext:value-type="float">
            <text:p>0.529600</text:p>
          </table:table-cell>
          <table:table-cell office:value-type="float" office:value="0.526660736" calcext:value-type="float">
            <text:p>0.526661</text:p>
          </table:table-cell>
          <table:table-cell office:value-type="float" office:value="0.527326368" calcext:value-type="float">
            <text:p>0.527326</text:p>
          </table:table-cell>
          <table:table-cell office:value-type="float" office:value="0.52741664" calcext:value-type="float">
            <text:p>0.527417</text:p>
          </table:table-cell>
          <table:table-cell office:value-type="float" office:value="0.53895856" calcext:value-type="float">
            <text:p>0.538959</text:p>
          </table:table-cell>
          <table:table-cell office:value-type="float" office:value="0.532005632" calcext:value-type="float">
            <text:p>0.532006</text:p>
          </table:table-cell>
          <table:table-cell office:value-type="float" office:value="0.480669632" calcext:value-type="float">
            <text:p>0.480670</text:p>
          </table:table-cell>
          <table:table-cell table:formula="of:=AVERAGE([.B15:.U15])" office:value-type="float" office:value="0.5260250548" calcext:value-type="float">
            <text:p>0.526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5855" calcext:value-type="float">
            <text:p>0.355855</text:p>
          </table:table-cell>
          <table:table-cell office:value-type="float" office:value="0.393173" calcext:value-type="float">
            <text:p>0.393173</text:p>
          </table:table-cell>
          <table:table-cell office:value-type="float" office:value="0.375276" calcext:value-type="float">
            <text:p>0.375276</text:p>
          </table:table-cell>
          <table:table-cell office:value-type="float" office:value="0.358045" calcext:value-type="float">
            <text:p>0.358045</text:p>
          </table:table-cell>
          <table:table-cell office:value-type="float" office:value="0.373949" calcext:value-type="float">
            <text:p>0.373949</text:p>
          </table:table-cell>
          <table:table-cell office:value-type="float" office:value="0.383073" calcext:value-type="float">
            <text:p>0.383073</text:p>
          </table:table-cell>
          <table:table-cell office:value-type="float" office:value="0.371319" calcext:value-type="float">
            <text:p>0.371319</text:p>
          </table:table-cell>
          <table:table-cell office:value-type="float" office:value="0.360073" calcext:value-type="float">
            <text:p>0.360073</text:p>
          </table:table-cell>
          <table:table-cell office:value-type="float" office:value="0.351742" calcext:value-type="float">
            <text:p>0.351742</text:p>
          </table:table-cell>
          <table:table-cell office:value-type="float" office:value="0.348328" calcext:value-type="float">
            <text:p>0.348328</text:p>
          </table:table-cell>
          <table:table-cell office:value-type="float" office:value="0.403744992" calcext:value-type="float">
            <text:p>0.403745</text:p>
          </table:table-cell>
          <table:table-cell office:value-type="float" office:value="0.371500032" calcext:value-type="float">
            <text:p>0.371500</text:p>
          </table:table-cell>
          <table:table-cell office:value-type="float" office:value="0.340095296" calcext:value-type="float">
            <text:p>0.340095</text:p>
          </table:table-cell>
          <table:table-cell office:value-type="float" office:value="0.386123104" calcext:value-type="float">
            <text:p>0.386123</text:p>
          </table:table-cell>
          <table:table-cell office:value-type="float" office:value="0.371252032" calcext:value-type="float">
            <text:p>0.371252</text:p>
          </table:table-cell>
          <table:table-cell office:value-type="float" office:value="0.377795264" calcext:value-type="float">
            <text:p>0.377795</text:p>
          </table:table-cell>
          <table:table-cell office:value-type="float" office:value="0.371560544" calcext:value-type="float">
            <text:p>0.371561</text:p>
          </table:table-cell>
          <table:table-cell office:value-type="float" office:value="0.406510688" calcext:value-type="float">
            <text:p>0.406511</text:p>
          </table:table-cell>
          <table:table-cell office:value-type="float" office:value="0.383568704" calcext:value-type="float">
            <text:p>0.383569</text:p>
          </table:table-cell>
          <table:table-cell office:value-type="float" office:value="0.355682592" calcext:value-type="float">
            <text:p>0.355683</text:p>
          </table:table-cell>
          <table:table-cell table:formula="of:=AVERAGE([.B16:.U16])" office:value-type="float" office:value="0.3719333124" calcext:value-type="float">
            <text:p>0.371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7159" calcext:value-type="float">
            <text:p>0.277159</text:p>
          </table:table-cell>
          <table:table-cell office:value-type="float" office:value="0.28782" calcext:value-type="float">
            <text:p>0.287820</text:p>
          </table:table-cell>
          <table:table-cell office:value-type="float" office:value="0.284157" calcext:value-type="float">
            <text:p>0.284157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79898" calcext:value-type="float">
            <text:p>0.279898</text:p>
          </table:table-cell>
          <table:table-cell office:value-type="float" office:value="0.286224" calcext:value-type="float">
            <text:p>0.286224</text:p>
          </table:table-cell>
          <table:table-cell office:value-type="float" office:value="0.275801" calcext:value-type="float">
            <text:p>0.275801</text:p>
          </table:table-cell>
          <table:table-cell office:value-type="float" office:value="0.27219" calcext:value-type="float">
            <text:p>0.272190</text:p>
          </table:table-cell>
          <table:table-cell office:value-type="float" office:value="0.263129" calcext:value-type="float">
            <text:p>0.263129</text:p>
          </table:table-cell>
          <table:table-cell office:value-type="float" office:value="0.271767" calcext:value-type="float">
            <text:p>0.271767</text:p>
          </table:table-cell>
          <table:table-cell office:value-type="float" office:value="0.28603824" calcext:value-type="float">
            <text:p>0.286038</text:p>
          </table:table-cell>
          <table:table-cell office:value-type="float" office:value="0.287894272" calcext:value-type="float">
            <text:p>0.287894</text:p>
          </table:table-cell>
          <table:table-cell office:value-type="float" office:value="0.271577856" calcext:value-type="float">
            <text:p>0.271578</text:p>
          </table:table-cell>
          <table:table-cell office:value-type="float" office:value="0.290563744" calcext:value-type="float">
            <text:p>0.290564</text:p>
          </table:table-cell>
          <table:table-cell office:value-type="float" office:value="0.279264864" calcext:value-type="float">
            <text:p>0.279265</text:p>
          </table:table-cell>
          <table:table-cell office:value-type="float" office:value="0.288872384" calcext:value-type="float">
            <text:p>0.288872</text:p>
          </table:table-cell>
          <table:table-cell office:value-type="float" office:value="0.284777408" calcext:value-type="float">
            <text:p>0.284777</text:p>
          </table:table-cell>
          <table:table-cell office:value-type="float" office:value="0.310157728" calcext:value-type="float">
            <text:p>0.310158</text:p>
          </table:table-cell>
          <table:table-cell office:value-type="float" office:value="0.284249664" calcext:value-type="float">
            <text:p>0.284250</text:p>
          </table:table-cell>
          <table:table-cell office:value-type="float" office:value="0.268710976" calcext:value-type="float">
            <text:p>0.268711</text:p>
          </table:table-cell>
          <table:table-cell table:formula="of:=AVERAGE([.B17:.U17])" office:value-type="float" office:value="0.2810663568" calcext:value-type="float">
            <text:p>0.281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11" calcext:value-type="float">
            <text:p>0.213110</text:p>
          </table:table-cell>
          <table:table-cell office:value-type="float" office:value="0.226458" calcext:value-type="float">
            <text:p>0.226458</text:p>
          </table:table-cell>
          <table:table-cell office:value-type="float" office:value="0.226398" calcext:value-type="float">
            <text:p>0.226398</text:p>
          </table:table-cell>
          <table:table-cell office:value-type="float" office:value="0.218568" calcext:value-type="float">
            <text:p>0.218568</text:p>
          </table:table-cell>
          <table:table-cell office:value-type="float" office:value="0.216013" calcext:value-type="float">
            <text:p>0.216013</text:p>
          </table:table-cell>
          <table:table-cell office:value-type="float" office:value="0.228713" calcext:value-type="float">
            <text:p>0.228713</text:p>
          </table:table-cell>
          <table:table-cell office:value-type="float" office:value="0.215177" calcext:value-type="float">
            <text:p>0.215177</text:p>
          </table:table-cell>
          <table:table-cell office:value-type="float" office:value="0.229696" calcext:value-type="float">
            <text:p>0.229696</text:p>
          </table:table-cell>
          <table:table-cell office:value-type="float" office:value="0.216256" calcext:value-type="float">
            <text:p>0.216256</text:p>
          </table:table-cell>
          <table:table-cell office:value-type="float" office:value="0.211869" calcext:value-type="float">
            <text:p>0.211869</text:p>
          </table:table-cell>
          <table:table-cell office:value-type="float" office:value="0.216837312" calcext:value-type="float">
            <text:p>0.216837</text:p>
          </table:table-cell>
          <table:table-cell office:value-type="float" office:value="0.214819584" calcext:value-type="float">
            <text:p>0.214820</text:p>
          </table:table-cell>
          <table:table-cell office:value-type="float" office:value="0.222940096" calcext:value-type="float">
            <text:p>0.222940</text:p>
          </table:table-cell>
          <table:table-cell office:value-type="float" office:value="0.2519928" calcext:value-type="float">
            <text:p>0.251993</text:p>
          </table:table-cell>
          <table:table-cell office:value-type="float" office:value="0.223949952" calcext:value-type="float">
            <text:p>0.223950</text:p>
          </table:table-cell>
          <table:table-cell office:value-type="float" office:value="0.218176512" calcext:value-type="float">
            <text:p>0.218177</text:p>
          </table:table-cell>
          <table:table-cell office:value-type="float" office:value="0.216665696" calcext:value-type="float">
            <text:p>0.216666</text:p>
          </table:table-cell>
          <table:table-cell office:value-type="float" office:value="0.239464832" calcext:value-type="float">
            <text:p>0.239465</text:p>
          </table:table-cell>
          <table:table-cell office:value-type="float" office:value="0.225574848" calcext:value-type="float">
            <text:p>0.225575</text:p>
          </table:table-cell>
          <table:table-cell office:value-type="float" office:value="0.213945632" calcext:value-type="float">
            <text:p>0.213946</text:p>
          </table:table-cell>
          <table:table-cell table:formula="of:=AVERAGE([.B18:.U18])" office:value-type="float" office:value="0.2223312632" calcext:value-type="float">
            <text:p>0.222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8858" calcext:value-type="float">
            <text:p>0.178858</text:p>
          </table:table-cell>
          <table:table-cell office:value-type="float" office:value="0.183218" calcext:value-type="float">
            <text:p>0.183218</text:p>
          </table:table-cell>
          <table:table-cell office:value-type="float" office:value="0.177066" calcext:value-type="float">
            <text:p>0.177066</text:p>
          </table:table-cell>
          <table:table-cell office:value-type="float" office:value="0.170677" calcext:value-type="float">
            <text:p>0.170677</text:p>
          </table:table-cell>
          <table:table-cell office:value-type="float" office:value="0.17849" calcext:value-type="float">
            <text:p>0.178490</text:p>
          </table:table-cell>
          <table:table-cell office:value-type="float" office:value="0.180757" calcext:value-type="float">
            <text:p>0.180757</text:p>
          </table:table-cell>
          <table:table-cell office:value-type="float" office:value="0.168969" calcext:value-type="float">
            <text:p>0.168969</text:p>
          </table:table-cell>
          <table:table-cell office:value-type="float" office:value="0.189586" calcext:value-type="float">
            <text:p>0.189586</text:p>
          </table:table-cell>
          <table:table-cell office:value-type="float" office:value="0.175022" calcext:value-type="float">
            <text:p>0.175022</text:p>
          </table:table-cell>
          <table:table-cell office:value-type="float" office:value="0.178789" calcext:value-type="float">
            <text:p>0.178789</text:p>
          </table:table-cell>
          <table:table-cell office:value-type="float" office:value="0.187967136" calcext:value-type="float">
            <text:p>0.187967</text:p>
          </table:table-cell>
          <table:table-cell office:value-type="float" office:value="0.177278336" calcext:value-type="float">
            <text:p>0.177278</text:p>
          </table:table-cell>
          <table:table-cell office:value-type="float" office:value="0.165742368" calcext:value-type="float">
            <text:p>0.165742</text:p>
          </table:table-cell>
          <table:table-cell office:value-type="float" office:value="0.187657632" calcext:value-type="float">
            <text:p>0.187658</text:p>
          </table:table-cell>
          <table:table-cell office:value-type="float" office:value="0.184325504" calcext:value-type="float">
            <text:p>0.184326</text:p>
          </table:table-cell>
          <table:table-cell office:value-type="float" office:value="0.16455296" calcext:value-type="float">
            <text:p>0.164553</text:p>
          </table:table-cell>
          <table:table-cell office:value-type="float" office:value="0.182365312" calcext:value-type="float">
            <text:p>0.182365</text:p>
          </table:table-cell>
          <table:table-cell office:value-type="float" office:value="0.1819328" calcext:value-type="float">
            <text:p>0.181933</text:p>
          </table:table-cell>
          <table:table-cell office:value-type="float" office:value="0.174008704" calcext:value-type="float">
            <text:p>0.174009</text:p>
          </table:table-cell>
          <table:table-cell office:value-type="float" office:value="0.173438304" calcext:value-type="float">
            <text:p>0.173438</text:p>
          </table:table-cell>
          <table:table-cell table:formula="of:=AVERAGE([.B19:.U19])" office:value-type="float" office:value="0.1780350528" calcext:value-type="float">
            <text:p>0.178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8385" calcext:value-type="float">
            <text:p>0.128385</text:p>
          </table:table-cell>
          <table:table-cell office:value-type="float" office:value="0.14589" calcext:value-type="float">
            <text:p>0.145890</text:p>
          </table:table-cell>
          <table:table-cell office:value-type="float" office:value="0.136772" calcext:value-type="float">
            <text:p>0.136772</text:p>
          </table:table-cell>
          <table:table-cell office:value-type="float" office:value="0.132052" calcext:value-type="float">
            <text:p>0.132052</text:p>
          </table:table-cell>
          <table:table-cell office:value-type="float" office:value="0.126478" calcext:value-type="float">
            <text:p>0.126478</text:p>
          </table:table-cell>
          <table:table-cell office:value-type="float" office:value="0.145747" calcext:value-type="float">
            <text:p>0.145747</text:p>
          </table:table-cell>
          <table:table-cell office:value-type="float" office:value="0.139639" calcext:value-type="float">
            <text:p>0.139639</text:p>
          </table:table-cell>
          <table:table-cell office:value-type="float" office:value="0.151382" calcext:value-type="float">
            <text:p>0.151382</text:p>
          </table:table-cell>
          <table:table-cell office:value-type="float" office:value="0.127893" calcext:value-type="float">
            <text:p>0.127893</text:p>
          </table:table-cell>
          <table:table-cell office:value-type="float" office:value="0.138862" calcext:value-type="float">
            <text:p>0.138862</text:p>
          </table:table-cell>
          <table:table-cell office:value-type="float" office:value="0.140155712" calcext:value-type="float">
            <text:p>0.140156</text:p>
          </table:table-cell>
          <table:table-cell office:value-type="float" office:value="0.126803392" calcext:value-type="float">
            <text:p>0.126803</text:p>
          </table:table-cell>
          <table:table-cell office:value-type="float" office:value="0.137933632" calcext:value-type="float">
            <text:p>0.137934</text:p>
          </table:table-cell>
          <table:table-cell office:value-type="float" office:value="0.135723456" calcext:value-type="float">
            <text:p>0.135723</text:p>
          </table:table-cell>
          <table:table-cell office:value-type="float" office:value="0.138297696" calcext:value-type="float">
            <text:p>0.138298</text:p>
          </table:table-cell>
          <table:table-cell office:value-type="float" office:value="0.142236928" calcext:value-type="float">
            <text:p>0.142237</text:p>
          </table:table-cell>
          <table:table-cell office:value-type="float" office:value="0.145013536" calcext:value-type="float">
            <text:p>0.145014</text:p>
          </table:table-cell>
          <table:table-cell office:value-type="float" office:value="0.149922944" calcext:value-type="float">
            <text:p>0.149923</text:p>
          </table:table-cell>
          <table:table-cell office:value-type="float" office:value="0.13514512" calcext:value-type="float">
            <text:p>0.135145</text:p>
          </table:table-cell>
          <table:table-cell office:value-type="float" office:value="0.134813792" calcext:value-type="float">
            <text:p>0.134814</text:p>
          </table:table-cell>
          <table:table-cell table:formula="of:=AVERAGE([.B20:.U20])" office:value-type="float" office:value="0.1379573104" calcext:value-type="float">
            <text:p>0.1379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2929" calcext:value-type="float">
            <text:p>0.102929</text:p>
          </table:table-cell>
          <table:table-cell office:value-type="float" office:value="0.114056" calcext:value-type="float">
            <text:p>0.114056</text:p>
          </table:table-cell>
          <table:table-cell office:value-type="float" office:value="0.100427" calcext:value-type="float">
            <text:p>0.100427</text:p>
          </table:table-cell>
          <table:table-cell office:value-type="float" office:value="0.101212" calcext:value-type="float">
            <text:p>0.101212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0265" calcext:value-type="float">
            <text:p>0.102650</text:p>
          </table:table-cell>
          <table:table-cell office:value-type="float" office:value="0.097173" calcext:value-type="float">
            <text:p>0.097173</text:p>
          </table:table-cell>
          <table:table-cell office:value-type="float" office:value="0.102439" calcext:value-type="float">
            <text:p>0.102439</text:p>
          </table:table-cell>
          <table:table-cell office:value-type="float" office:value="0.105223" calcext:value-type="float">
            <text:p>0.105223</text:p>
          </table:table-cell>
          <table:table-cell office:value-type="float" office:value="0.112584064" calcext:value-type="float">
            <text:p>0.112584</text:p>
          </table:table-cell>
          <table:table-cell office:value-type="float" office:value="0.100720736" calcext:value-type="float">
            <text:p>0.100721</text:p>
          </table:table-cell>
          <table:table-cell office:value-type="float" office:value="0.117939872" calcext:value-type="float">
            <text:p>0.117940</text:p>
          </table:table-cell>
          <table:table-cell office:value-type="float" office:value="0.114836896" calcext:value-type="float">
            <text:p>0.114837</text:p>
          </table:table-cell>
          <table:table-cell office:value-type="float" office:value="0.101991488" calcext:value-type="float">
            <text:p>0.101991</text:p>
          </table:table-cell>
          <table:table-cell office:value-type="float" office:value="0.097714976" calcext:value-type="float">
            <text:p>0.097715</text:p>
          </table:table-cell>
          <table:table-cell office:value-type="float" office:value="0.107655808" calcext:value-type="float">
            <text:p>0.107656</text:p>
          </table:table-cell>
          <table:table-cell office:value-type="float" office:value="0.112483872" calcext:value-type="float">
            <text:p>0.112484</text:p>
          </table:table-cell>
          <table:table-cell office:value-type="float" office:value="0.095149664" calcext:value-type="float">
            <text:p>0.095150</text:p>
          </table:table-cell>
          <table:table-cell office:value-type="float" office:value="0.103269184" calcext:value-type="float">
            <text:p>0.103269</text:p>
          </table:table-cell>
          <table:table-cell table:formula="of:=AVERAGE([.B21:.U21])" office:value-type="float" office:value="0.105524578" calcext:value-type="float">
            <text:p>0.105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267" calcext:value-type="float">
            <text:p>0.078267</text:p>
          </table:table-cell>
          <table:table-cell office:value-type="float" office:value="0.090524" calcext:value-type="float">
            <text:p>0.090524</text:p>
          </table:table-cell>
          <table:table-cell office:value-type="float" office:value="0.081862" calcext:value-type="float">
            <text:p>0.081862</text:p>
          </table:table-cell>
          <table:table-cell office:value-type="float" office:value="0.076535" calcext:value-type="float">
            <text:p>0.076535</text:p>
          </table:table-cell>
          <table:table-cell office:value-type="float" office:value="0.068616" calcext:value-type="float">
            <text:p>0.068616</text:p>
          </table:table-cell>
          <table:table-cell office:value-type="float" office:value="0.090593" calcext:value-type="float">
            <text:p>0.090593</text:p>
          </table:table-cell>
          <table:table-cell office:value-type="float" office:value="0.073671" calcext:value-type="float">
            <text:p>0.073671</text:p>
          </table:table-cell>
          <table:table-cell office:value-type="float" office:value="0.08093" calcext:value-type="float">
            <text:p>0.080930</text:p>
          </table:table-cell>
          <table:table-cell office:value-type="float" office:value="0.094092" calcext:value-type="float">
            <text:p>0.094092</text:p>
          </table:table-cell>
          <table:table-cell office:value-type="float" office:value="0.08586" calcext:value-type="float">
            <text:p>0.085860</text:p>
          </table:table-cell>
          <table:table-cell office:value-type="float" office:value="0.083854752" calcext:value-type="float">
            <text:p>0.083855</text:p>
          </table:table-cell>
          <table:table-cell office:value-type="float" office:value="0.090666816" calcext:value-type="float">
            <text:p>0.090667</text:p>
          </table:table-cell>
          <table:table-cell office:value-type="float" office:value="0.083800192" calcext:value-type="float">
            <text:p>0.083800</text:p>
          </table:table-cell>
          <table:table-cell office:value-type="float" office:value="0.085930016" calcext:value-type="float">
            <text:p>0.085930</text:p>
          </table:table-cell>
          <table:table-cell office:value-type="float" office:value="0.066497728" calcext:value-type="float">
            <text:p>0.066498</text:p>
          </table:table-cell>
          <table:table-cell office:value-type="float" office:value="0.081964992" calcext:value-type="float">
            <text:p>0.081965</text:p>
          </table:table-cell>
          <table:table-cell office:value-type="float" office:value="0.08656688" calcext:value-type="float">
            <text:p>0.086567</text:p>
          </table:table-cell>
          <table:table-cell office:value-type="float" office:value="0.085289184" calcext:value-type="float">
            <text:p>0.085289</text:p>
          </table:table-cell>
          <table:table-cell office:value-type="float" office:value="0.088643136" calcext:value-type="float">
            <text:p>0.088643</text:p>
          </table:table-cell>
          <table:table-cell office:value-type="float" office:value="0.077627968" calcext:value-type="float">
            <text:p>0.077628</text:p>
          </table:table-cell>
          <table:table-cell table:formula="of:=AVERAGE([.B22:.U22])" office:value-type="float" office:value="0.0825895832" calcext:value-type="float">
            <text:p>0.082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849" calcext:value-type="float">
            <text:p>0.068490</text:p>
          </table:table-cell>
          <table:table-cell office:value-type="float" office:value="0.08052" calcext:value-type="float">
            <text:p>0.080520</text:p>
          </table:table-cell>
          <table:table-cell office:value-type="float" office:value="0.062298" calcext:value-type="float">
            <text:p>0.062298</text:p>
          </table:table-cell>
          <table:table-cell office:value-type="float" office:value="0.063179" calcext:value-type="float">
            <text:p>0.063179</text:p>
          </table:table-cell>
          <table:table-cell office:value-type="float" office:value="0.066098" calcext:value-type="float">
            <text:p>0.066098</text:p>
          </table:table-cell>
          <table:table-cell office:value-type="float" office:value="0.083909" calcext:value-type="float">
            <text:p>0.083909</text:p>
          </table:table-cell>
          <table:table-cell office:value-type="float" office:value="0.07008" calcext:value-type="float">
            <text:p>0.070080</text:p>
          </table:table-cell>
          <table:table-cell office:value-type="float" office:value="0.074857" calcext:value-type="float">
            <text:p>0.074857</text:p>
          </table:table-cell>
          <table:table-cell office:value-type="float" office:value="0.068204" calcext:value-type="float">
            <text:p>0.068204</text:p>
          </table:table-cell>
          <table:table-cell office:value-type="float" office:value="0.07371" calcext:value-type="float">
            <text:p>0.073710</text:p>
          </table:table-cell>
          <table:table-cell office:value-type="float" office:value="0.075871136" calcext:value-type="float">
            <text:p>0.075871</text:p>
          </table:table-cell>
          <table:table-cell office:value-type="float" office:value="0.064759744" calcext:value-type="float">
            <text:p>0.064760</text:p>
          </table:table-cell>
          <table:table-cell office:value-type="float" office:value="0.070963712" calcext:value-type="float">
            <text:p>0.070964</text:p>
          </table:table-cell>
          <table:table-cell office:value-type="float" office:value="0.076955392" calcext:value-type="float">
            <text:p>0.076955</text:p>
          </table:table-cell>
          <table:table-cell office:value-type="float" office:value="0.072519168" calcext:value-type="float">
            <text:p>0.072519</text:p>
          </table:table-cell>
          <table:table-cell office:value-type="float" office:value="0.071485504" calcext:value-type="float">
            <text:p>0.071486</text:p>
          </table:table-cell>
          <table:table-cell office:value-type="float" office:value="0.070389344" calcext:value-type="float">
            <text:p>0.070389</text:p>
          </table:table-cell>
          <table:table-cell office:value-type="float" office:value="0.077284736" calcext:value-type="float">
            <text:p>0.077285</text:p>
          </table:table-cell>
          <table:table-cell office:value-type="float" office:value="0.073603424" calcext:value-type="float">
            <text:p>0.073603</text:p>
          </table:table-cell>
          <table:table-cell office:value-type="float" office:value="0.071877344" calcext:value-type="float">
            <text:p>0.071877</text:p>
          </table:table-cell>
          <table:table-cell table:formula="of:=AVERAGE([.B23:.U23])" office:value-type="float" office:value="0.0718527252" calcext:value-type="float">
            <text:p>0.071853</text:p>
          </table:table-cell>
        </table:table-row>
        <table:table-row table:style-name="ro1">
          <table:table-cell table:number-columns-repeated="21"/>
          <table:table-cell table:style-name="ce6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5" office:value-type="string" calcext:value-type="string">
            <text:p>RUN1</text:p>
          </table:table-cell>
          <table:table-cell table:style-name="ce5" office:value-type="string" calcext:value-type="string">
            <text:p>RUN2</text:p>
          </table:table-cell>
          <table:table-cell table:style-name="ce5" office:value-type="string" calcext:value-type="string">
            <text:p>RUN3</text:p>
          </table:table-cell>
          <table:table-cell table:style-name="ce5" office:value-type="string" calcext:value-type="string">
            <text:p>RUN4</text:p>
          </table:table-cell>
          <table:table-cell table:style-name="ce5" office:value-type="string" calcext:value-type="string">
            <text:p>RUN5</text:p>
          </table:table-cell>
          <table:table-cell table:style-name="ce5" office:value-type="string" calcext:value-type="string">
            <text:p>RUN6</text:p>
          </table:table-cell>
          <table:table-cell table:style-name="ce5" office:value-type="string" calcext:value-type="string">
            <text:p>RUN7</text:p>
          </table:table-cell>
          <table:table-cell table:style-name="ce5" office:value-type="string" calcext:value-type="string">
            <text:p>RUN8</text:p>
          </table:table-cell>
          <table:table-cell table:style-name="ce5" office:value-type="string" calcext:value-type="string">
            <text:p>RUN9</text:p>
          </table:table-cell>
          <table:table-cell table:style-name="ce5" office:value-type="string" calcext:value-type="string">
            <text:p>RUN10</text:p>
          </table:table-cell>
          <table:table-cell table:style-name="ce5" office:value-type="string" calcext:value-type="string">
            <text:p>RUN11</text:p>
          </table:table-cell>
          <table:table-cell table:style-name="ce5" office:value-type="string" calcext:value-type="string">
            <text:p>RUN12</text:p>
          </table:table-cell>
          <table:table-cell table:style-name="ce5" office:value-type="string" calcext:value-type="string">
            <text:p>RUN13</text:p>
          </table:table-cell>
          <table:table-cell table:style-name="ce5" office:value-type="string" calcext:value-type="string">
            <text:p>RUN14</text:p>
          </table:table-cell>
          <table:table-cell table:style-name="ce5" office:value-type="string" calcext:value-type="string">
            <text:p>RUN15</text:p>
          </table:table-cell>
          <table:table-cell table:style-name="ce5" office:value-type="string" calcext:value-type="string">
            <text:p>RUN16</text:p>
          </table:table-cell>
          <table:table-cell table:style-name="ce5" office:value-type="string" calcext:value-type="string">
            <text:p>RUN17</text:p>
          </table:table-cell>
          <table:table-cell table:style-name="ce5" office:value-type="string" calcext:value-type="string">
            <text:p>RUN18</text:p>
          </table:table-cell>
          <table:table-cell table:style-name="ce5" office:value-type="string" calcext:value-type="string">
            <text:p>RUN19</text:p>
          </table:table-cell>
          <table:table-cell table:style-name="ce5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47346" calcext:value-type="float">
            <text:p>0.622473</text:p>
          </table:table-cell>
          <table:table-cell office:value-type="float" office:value="0.62516748" calcext:value-type="float">
            <text:p>0.625167</text:p>
          </table:table-cell>
          <table:table-cell office:value-type="float" office:value="0.63441084" calcext:value-type="float">
            <text:p>0.634411</text:p>
          </table:table-cell>
          <table:table-cell office:value-type="float" office:value="0.60061064" calcext:value-type="float">
            <text:p>0.600611</text:p>
          </table:table-cell>
          <table:table-cell office:value-type="float" office:value="0.61657386" calcext:value-type="float">
            <text:p>0.616574</text:p>
          </table:table-cell>
          <table:table-cell office:value-type="float" office:value="0.61650134" calcext:value-type="float">
            <text:p>0.616501</text:p>
          </table:table-cell>
          <table:table-cell office:value-type="float" office:value="0.61142298" calcext:value-type="float">
            <text:p>0.611423</text:p>
          </table:table-cell>
          <table:table-cell office:value-type="float" office:value="0.619066" calcext:value-type="float">
            <text:p>0.619066</text:p>
          </table:table-cell>
          <table:table-cell office:value-type="float" office:value="0.62779192" calcext:value-type="float">
            <text:p>0.627792</text:p>
          </table:table-cell>
          <table:table-cell office:value-type="float" office:value="0.61243336" calcext:value-type="float">
            <text:p>0.612433</text:p>
          </table:table-cell>
          <table:table-cell office:value-type="float" office:value="0.62054722688" calcext:value-type="float">
            <text:p>0.620547</text:p>
          </table:table-cell>
          <table:table-cell office:value-type="float" office:value="0.63043214976" calcext:value-type="float">
            <text:p>0.630432</text:p>
          </table:table-cell>
          <table:table-cell office:value-type="float" office:value="0.62304859456" calcext:value-type="float">
            <text:p>0.623049</text:p>
          </table:table-cell>
          <table:table-cell office:value-type="float" office:value="0.60708281088" calcext:value-type="float">
            <text:p>0.607083</text:p>
          </table:table-cell>
          <table:table-cell office:value-type="float" office:value="0.61141961664" calcext:value-type="float">
            <text:p>0.611420</text:p>
          </table:table-cell>
          <table:table-cell office:value-type="float" office:value="0.61567476096" calcext:value-type="float">
            <text:p>0.615675</text:p>
          </table:table-cell>
          <table:table-cell office:value-type="float" office:value="0.61544435904" calcext:value-type="float">
            <text:p>0.615444</text:p>
          </table:table-cell>
          <table:table-cell office:value-type="float" office:value="0.60410216832" calcext:value-type="float">
            <text:p>0.604102</text:p>
          </table:table-cell>
          <table:table-cell office:value-type="float" office:value="0.61807307968" calcext:value-type="float">
            <text:p>0.618073</text:p>
          </table:table-cell>
          <table:table-cell office:value-type="float" office:value="0.62371549632" calcext:value-type="float">
            <text:p>0.623715</text:p>
          </table:table-cell>
          <table:table-cell table:formula="of:=AVERAGE([.B26:.U26])" office:value-type="float" office:value="0.617799607152" calcext:value-type="float">
            <text:p>0.617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0557" calcext:value-type="float">
            <text:p>0.450557</text:p>
          </table:table-cell>
          <table:table-cell office:value-type="float" office:value="0.485321" calcext:value-type="float">
            <text:p>0.485321</text:p>
          </table:table-cell>
          <table:table-cell office:value-type="float" office:value="0.521972" calcext:value-type="float">
            <text:p>0.521972</text:p>
          </table:table-cell>
          <table:table-cell office:value-type="float" office:value="0.463762" calcext:value-type="float">
            <text:p>0.463762</text:p>
          </table:table-cell>
          <table:table-cell office:value-type="float" office:value="0.470129" calcext:value-type="float">
            <text:p>0.470129</text:p>
          </table:table-cell>
          <table:table-cell office:value-type="float" office:value="0.490044" calcext:value-type="float">
            <text:p>0.490044</text:p>
          </table:table-cell>
          <table:table-cell office:value-type="float" office:value="0.496951" calcext:value-type="float">
            <text:p>0.496951</text:p>
          </table:table-cell>
          <table:table-cell office:value-type="float" office:value="0.499614" calcext:value-type="float">
            <text:p>0.499614</text:p>
          </table:table-cell>
          <table:table-cell office:value-type="float" office:value="0.489415" calcext:value-type="float">
            <text:p>0.489415</text:p>
          </table:table-cell>
          <table:table-cell office:value-type="float" office:value="0.447766" calcext:value-type="float">
            <text:p>0.447766</text:p>
          </table:table-cell>
          <table:table-cell office:value-type="float" office:value="0.484865792" calcext:value-type="float">
            <text:p>0.484866</text:p>
          </table:table-cell>
          <table:table-cell office:value-type="float" office:value="0.506007296" calcext:value-type="float">
            <text:p>0.506007</text:p>
          </table:table-cell>
          <table:table-cell office:value-type="float" office:value="0.481086272" calcext:value-type="float">
            <text:p>0.481086</text:p>
          </table:table-cell>
          <table:table-cell office:value-type="float" office:value="0.458852576" calcext:value-type="float">
            <text:p>0.458853</text:p>
          </table:table-cell>
          <table:table-cell office:value-type="float" office:value="0.49571728" calcext:value-type="float">
            <text:p>0.495717</text:p>
          </table:table-cell>
          <table:table-cell office:value-type="float" office:value="0.47807952" calcext:value-type="float">
            <text:p>0.478080</text:p>
          </table:table-cell>
          <table:table-cell office:value-type="float" office:value="0.491113408" calcext:value-type="float">
            <text:p>0.491113</text:p>
          </table:table-cell>
          <table:table-cell office:value-type="float" office:value="0.518692992" calcext:value-type="float">
            <text:p>0.518693</text:p>
          </table:table-cell>
          <table:table-cell office:value-type="float" office:value="0.50721456" calcext:value-type="float">
            <text:p>0.507215</text:p>
          </table:table-cell>
          <table:table-cell office:value-type="float" office:value="0.518308096" calcext:value-type="float">
            <text:p>0.518308</text:p>
          </table:table-cell>
          <table:table-cell table:formula="of:=AVERAGE([.B27:.U27])" office:value-type="float" office:value="0.4877734396" calcext:value-type="float">
            <text:p>0.487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979" calcext:value-type="float">
            <text:p>0.329790</text:p>
          </table:table-cell>
          <table:table-cell office:value-type="float" office:value="0.393243" calcext:value-type="float">
            <text:p>0.393243</text:p>
          </table:table-cell>
          <table:table-cell office:value-type="float" office:value="0.36271" calcext:value-type="float">
            <text:p>0.362710</text:p>
          </table:table-cell>
          <table:table-cell office:value-type="float" office:value="0.39204" calcext:value-type="float">
            <text:p>0.392040</text:p>
          </table:table-cell>
          <table:table-cell office:value-type="float" office:value="0.354219" calcext:value-type="float">
            <text:p>0.354219</text:p>
          </table:table-cell>
          <table:table-cell office:value-type="float" office:value="0.380912" calcext:value-type="float">
            <text:p>0.380912</text:p>
          </table:table-cell>
          <table:table-cell office:value-type="float" office:value="0.381225" calcext:value-type="float">
            <text:p>0.381225</text:p>
          </table:table-cell>
          <table:table-cell office:value-type="float" office:value="0.348678" calcext:value-type="float">
            <text:p>0.348678</text:p>
          </table:table-cell>
          <table:table-cell office:value-type="float" office:value="0.349182" calcext:value-type="float">
            <text:p>0.349182</text:p>
          </table:table-cell>
          <table:table-cell office:value-type="float" office:value="0.378264" calcext:value-type="float">
            <text:p>0.378264</text:p>
          </table:table-cell>
          <table:table-cell office:value-type="float" office:value="0.399296864" calcext:value-type="float">
            <text:p>0.399297</text:p>
          </table:table-cell>
          <table:table-cell office:value-type="float" office:value="0.374694272" calcext:value-type="float">
            <text:p>0.374694</text:p>
          </table:table-cell>
          <table:table-cell office:value-type="float" office:value="0.333488576" calcext:value-type="float">
            <text:p>0.333489</text:p>
          </table:table-cell>
          <table:table-cell office:value-type="float" office:value="0.342911584" calcext:value-type="float">
            <text:p>0.342912</text:p>
          </table:table-cell>
          <table:table-cell office:value-type="float" office:value="0.398384224" calcext:value-type="float">
            <text:p>0.398384</text:p>
          </table:table-cell>
          <table:table-cell office:value-type="float" office:value="0.378315072" calcext:value-type="float">
            <text:p>0.378315</text:p>
          </table:table-cell>
          <table:table-cell office:value-type="float" office:value="0.355986144" calcext:value-type="float">
            <text:p>0.355986</text:p>
          </table:table-cell>
          <table:table-cell office:value-type="float" office:value="0.377260576" calcext:value-type="float">
            <text:p>0.377261</text:p>
          </table:table-cell>
          <table:table-cell office:value-type="float" office:value="0.446706528" calcext:value-type="float">
            <text:p>0.446707</text:p>
          </table:table-cell>
          <table:table-cell office:value-type="float" office:value="0.357716192" calcext:value-type="float">
            <text:p>0.357716</text:p>
          </table:table-cell>
          <table:table-cell table:formula="of:=AVERAGE([.B28:.U28])" office:value-type="float" office:value="0.3717511516" calcext:value-type="float">
            <text:p>0.371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834" calcext:value-type="float">
            <text:p>0.324834</text:p>
          </table:table-cell>
          <table:table-cell office:value-type="float" office:value="0.334356" calcext:value-type="float">
            <text:p>0.334356</text:p>
          </table:table-cell>
          <table:table-cell office:value-type="float" office:value="0.369203" calcext:value-type="float">
            <text:p>0.369203</text:p>
          </table:table-cell>
          <table:table-cell office:value-type="float" office:value="0.333162" calcext:value-type="float">
            <text:p>0.333162</text:p>
          </table:table-cell>
          <table:table-cell office:value-type="float" office:value="0.38394" calcext:value-type="float">
            <text:p>0.383940</text:p>
          </table:table-cell>
          <table:table-cell office:value-type="float" office:value="0.305034" calcext:value-type="float">
            <text:p>0.305034</text:p>
          </table:table-cell>
          <table:table-cell office:value-type="float" office:value="0.325202" calcext:value-type="float">
            <text:p>0.325202</text:p>
          </table:table-cell>
          <table:table-cell office:value-type="float" office:value="0.328649" calcext:value-type="float">
            <text:p>0.328649</text:p>
          </table:table-cell>
          <table:table-cell office:value-type="float" office:value="0.343696" calcext:value-type="float">
            <text:p>0.343696</text:p>
          </table:table-cell>
          <table:table-cell office:value-type="float" office:value="0.358958" calcext:value-type="float">
            <text:p>0.358958</text:p>
          </table:table-cell>
          <table:table-cell office:value-type="float" office:value="0.32626384" calcext:value-type="float">
            <text:p>0.326264</text:p>
          </table:table-cell>
          <table:table-cell office:value-type="float" office:value="0.339018976" calcext:value-type="float">
            <text:p>0.339019</text:p>
          </table:table-cell>
          <table:table-cell office:value-type="float" office:value="0.45535776" calcext:value-type="float">
            <text:p>0.455358</text:p>
          </table:table-cell>
          <table:table-cell office:value-type="float" office:value="0.367583616" calcext:value-type="float">
            <text:p>0.367584</text:p>
          </table:table-cell>
          <table:table-cell office:value-type="float" office:value="0.338697568" calcext:value-type="float">
            <text:p>0.338698</text:p>
          </table:table-cell>
          <table:table-cell office:value-type="float" office:value="0.37935568" calcext:value-type="float">
            <text:p>0.379356</text:p>
          </table:table-cell>
          <table:table-cell office:value-type="float" office:value="0.327366944" calcext:value-type="float">
            <text:p>0.327367</text:p>
          </table:table-cell>
          <table:table-cell office:value-type="float" office:value="0.33910032" calcext:value-type="float">
            <text:p>0.339100</text:p>
          </table:table-cell>
          <table:table-cell office:value-type="float" office:value="0.352521088" calcext:value-type="float">
            <text:p>0.352521</text:p>
          </table:table-cell>
          <table:table-cell office:value-type="float" office:value="0.43408432" calcext:value-type="float">
            <text:p>0.434084</text:p>
          </table:table-cell>
          <table:table-cell table:formula="of:=AVERAGE([.B29:.U29])" office:value-type="float" office:value="0.3533192056" calcext:value-type="float">
            <text:p>0.35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6737" calcext:value-type="float">
            <text:p>0.326737</text:p>
          </table:table-cell>
          <table:table-cell office:value-type="float" office:value="0.363786" calcext:value-type="float">
            <text:p>0.363786</text:p>
          </table:table-cell>
          <table:table-cell office:value-type="float" office:value="0.318239" calcext:value-type="float">
            <text:p>0.318239</text:p>
          </table:table-cell>
          <table:table-cell office:value-type="float" office:value="0.400052" calcext:value-type="float">
            <text:p>0.400052</text:p>
          </table:table-cell>
          <table:table-cell office:value-type="float" office:value="0.334287" calcext:value-type="float">
            <text:p>0.334287</text:p>
          </table:table-cell>
          <table:table-cell office:value-type="float" office:value="0.305843" calcext:value-type="float">
            <text:p>0.305843</text:p>
          </table:table-cell>
          <table:table-cell office:value-type="float" office:value="0.327699" calcext:value-type="float">
            <text:p>0.327699</text:p>
          </table:table-cell>
          <table:table-cell office:value-type="float" office:value="0.30644" calcext:value-type="float">
            <text:p>0.306440</text:p>
          </table:table-cell>
          <table:table-cell office:value-type="float" office:value="0.322836" calcext:value-type="float">
            <text:p>0.322836</text:p>
          </table:table-cell>
          <table:table-cell office:value-type="float" office:value="0.310575" calcext:value-type="float">
            <text:p>0.310575</text:p>
          </table:table-cell>
          <table:table-cell office:value-type="float" office:value="0.364195936" calcext:value-type="float">
            <text:p>0.364196</text:p>
          </table:table-cell>
          <table:table-cell office:value-type="float" office:value="0.347936064" calcext:value-type="float">
            <text:p>0.347936</text:p>
          </table:table-cell>
          <table:table-cell office:value-type="float" office:value="0.35917344" calcext:value-type="float">
            <text:p>0.359173</text:p>
          </table:table-cell>
          <table:table-cell office:value-type="float" office:value="0.29151408" calcext:value-type="float">
            <text:p>0.291514</text:p>
          </table:table-cell>
          <table:table-cell office:value-type="float" office:value="0.332887424" calcext:value-type="float">
            <text:p>0.332887</text:p>
          </table:table-cell>
          <table:table-cell office:value-type="float" office:value="0.39173088" calcext:value-type="float">
            <text:p>0.391731</text:p>
          </table:table-cell>
          <table:table-cell office:value-type="float" office:value="0.314527488" calcext:value-type="float">
            <text:p>0.314527</text:p>
          </table:table-cell>
          <table:table-cell office:value-type="float" office:value="0.355053664" calcext:value-type="float">
            <text:p>0.355054</text:p>
          </table:table-cell>
          <table:table-cell office:value-type="float" office:value="0.345744736" calcext:value-type="float">
            <text:p>0.345745</text:p>
          </table:table-cell>
          <table:table-cell office:value-type="float" office:value="0.342808416" calcext:value-type="float">
            <text:p>0.342808</text:p>
          </table:table-cell>
          <table:table-cell table:formula="of:=AVERAGE([.B30:.U30])" office:value-type="float" office:value="0.3381033064" calcext:value-type="float">
            <text:p>0.338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4922" calcext:value-type="float">
            <text:p>0.354922</text:p>
          </table:table-cell>
          <table:table-cell office:value-type="float" office:value="0.364502" calcext:value-type="float">
            <text:p>0.364502</text:p>
          </table:table-cell>
          <table:table-cell office:value-type="float" office:value="0.335686" calcext:value-type="float">
            <text:p>0.335686</text:p>
          </table:table-cell>
          <table:table-cell office:value-type="float" office:value="0.420006" calcext:value-type="float">
            <text:p>0.420006</text:p>
          </table:table-cell>
          <table:table-cell office:value-type="float" office:value="0.358329" calcext:value-type="float">
            <text:p>0.358329</text:p>
          </table:table-cell>
          <table:table-cell office:value-type="float" office:value="0.347225" calcext:value-type="float">
            <text:p>0.347225</text:p>
          </table:table-cell>
          <table:table-cell office:value-type="float" office:value="0.379317" calcext:value-type="float">
            <text:p>0.379317</text:p>
          </table:table-cell>
          <table:table-cell office:value-type="float" office:value="0.315351" calcext:value-type="float">
            <text:p>0.315351</text:p>
          </table:table-cell>
          <table:table-cell office:value-type="float" office:value="0.346248" calcext:value-type="float">
            <text:p>0.346248</text:p>
          </table:table-cell>
          <table:table-cell office:value-type="float" office:value="0.343417" calcext:value-type="float">
            <text:p>0.343417</text:p>
          </table:table-cell>
          <table:table-cell office:value-type="float" office:value="0.34771584" calcext:value-type="float">
            <text:p>0.347716</text:p>
          </table:table-cell>
          <table:table-cell office:value-type="float" office:value="0.364729632" calcext:value-type="float">
            <text:p>0.364730</text:p>
          </table:table-cell>
          <table:table-cell office:value-type="float" office:value="0.36343408" calcext:value-type="float">
            <text:p>0.363434</text:p>
          </table:table-cell>
          <table:table-cell office:value-type="float" office:value="0.298096" calcext:value-type="float">
            <text:p>0.298096</text:p>
          </table:table-cell>
          <table:table-cell office:value-type="float" office:value="0.370734208" calcext:value-type="float">
            <text:p>0.370734</text:p>
          </table:table-cell>
          <table:table-cell office:value-type="float" office:value="0.340142912" calcext:value-type="float">
            <text:p>0.340143</text:p>
          </table:table-cell>
          <table:table-cell office:value-type="float" office:value="0.331019488" calcext:value-type="float">
            <text:p>0.331019</text:p>
          </table:table-cell>
          <table:table-cell office:value-type="float" office:value="0.331042304" calcext:value-type="float">
            <text:p>0.331042</text:p>
          </table:table-cell>
          <table:table-cell office:value-type="float" office:value="0.389332224" calcext:value-type="float">
            <text:p>0.389332</text:p>
          </table:table-cell>
          <table:table-cell office:value-type="float" office:value="0.351184864" calcext:value-type="float">
            <text:p>0.351185</text:p>
          </table:table-cell>
          <table:table-cell table:formula="of:=AVERAGE([.B31:.U31])" office:value-type="float" office:value="0.3526217276" calcext:value-type="float">
            <text:p>0.352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858" calcext:value-type="float">
            <text:p>0.408580</text:p>
          </table:table-cell>
          <table:table-cell office:value-type="float" office:value="0.380036" calcext:value-type="float">
            <text:p>0.380036</text:p>
          </table:table-cell>
          <table:table-cell office:value-type="float" office:value="0.382168" calcext:value-type="float">
            <text:p>0.382168</text:p>
          </table:table-cell>
          <table:table-cell office:value-type="float" office:value="0.378222" calcext:value-type="float">
            <text:p>0.378222</text:p>
          </table:table-cell>
          <table:table-cell office:value-type="float" office:value="0.420794" calcext:value-type="float">
            <text:p>0.420794</text:p>
          </table:table-cell>
          <table:table-cell office:value-type="float" office:value="0.345046" calcext:value-type="float">
            <text:p>0.345046</text:p>
          </table:table-cell>
          <table:table-cell office:value-type="float" office:value="0.389725" calcext:value-type="float">
            <text:p>0.389725</text:p>
          </table:table-cell>
          <table:table-cell office:value-type="float" office:value="0.322746" calcext:value-type="float">
            <text:p>0.322746</text:p>
          </table:table-cell>
          <table:table-cell office:value-type="float" office:value="0.412072" calcext:value-type="float">
            <text:p>0.412072</text:p>
          </table:table-cell>
          <table:table-cell office:value-type="float" office:value="0.366633" calcext:value-type="float">
            <text:p>0.366633</text:p>
          </table:table-cell>
          <table:table-cell office:value-type="float" office:value="0.396111552" calcext:value-type="float">
            <text:p>0.396112</text:p>
          </table:table-cell>
          <table:table-cell office:value-type="float" office:value="0.362621632" calcext:value-type="float">
            <text:p>0.362622</text:p>
          </table:table-cell>
          <table:table-cell office:value-type="float" office:value="0.39169616" calcext:value-type="float">
            <text:p>0.391696</text:p>
          </table:table-cell>
          <table:table-cell office:value-type="float" office:value="0.3463072" calcext:value-type="float">
            <text:p>0.346307</text:p>
          </table:table-cell>
          <table:table-cell office:value-type="float" office:value="0.392806208" calcext:value-type="float">
            <text:p>0.392806</text:p>
          </table:table-cell>
          <table:table-cell office:value-type="float" office:value="0.35917344" calcext:value-type="float">
            <text:p>0.359173</text:p>
          </table:table-cell>
          <table:table-cell office:value-type="float" office:value="0.378887456" calcext:value-type="float">
            <text:p>0.378887</text:p>
          </table:table-cell>
          <table:table-cell office:value-type="float" office:value="0.333538176" calcext:value-type="float">
            <text:p>0.333538</text:p>
          </table:table-cell>
          <table:table-cell office:value-type="float" office:value="0.38448432" calcext:value-type="float">
            <text:p>0.384484</text:p>
          </table:table-cell>
          <table:table-cell office:value-type="float" office:value="0.434630912" calcext:value-type="float">
            <text:p>0.434631</text:p>
          </table:table-cell>
          <table:table-cell table:formula="of:=AVERAGE([.B32:.U32])" office:value-type="float" office:value="0.3793139528" calcext:value-type="float">
            <text:p>0.379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44905" calcext:value-type="float">
            <text:p>0.444905</text:p>
          </table:table-cell>
          <table:table-cell office:value-type="float" office:value="0.40695" calcext:value-type="float">
            <text:p>0.406950</text:p>
          </table:table-cell>
          <table:table-cell office:value-type="float" office:value="0.427797" calcext:value-type="float">
            <text:p>0.427797</text:p>
          </table:table-cell>
          <table:table-cell office:value-type="float" office:value="0.459556" calcext:value-type="float">
            <text:p>0.459556</text:p>
          </table:table-cell>
          <table:table-cell office:value-type="float" office:value="0.451183" calcext:value-type="float">
            <text:p>0.451183</text:p>
          </table:table-cell>
          <table:table-cell office:value-type="float" office:value="0.349422" calcext:value-type="float">
            <text:p>0.349422</text:p>
          </table:table-cell>
          <table:table-cell office:value-type="float" office:value="0.439319" calcext:value-type="float">
            <text:p>0.439319</text:p>
          </table:table-cell>
          <table:table-cell office:value-type="float" office:value="0.407641" calcext:value-type="float">
            <text:p>0.407641</text:p>
          </table:table-cell>
          <table:table-cell office:value-type="float" office:value="0.437576" calcext:value-type="float">
            <text:p>0.437576</text:p>
          </table:table-cell>
          <table:table-cell office:value-type="float" office:value="0.437265" calcext:value-type="float">
            <text:p>0.437265</text:p>
          </table:table-cell>
          <table:table-cell office:value-type="float" office:value="0.422721952" calcext:value-type="float">
            <text:p>0.422722</text:p>
          </table:table-cell>
          <table:table-cell office:value-type="float" office:value="0.44134576" calcext:value-type="float">
            <text:p>0.441346</text:p>
          </table:table-cell>
          <table:table-cell office:value-type="float" office:value="0.38908224" calcext:value-type="float">
            <text:p>0.389082</text:p>
          </table:table-cell>
          <table:table-cell office:value-type="float" office:value="0.363941984" calcext:value-type="float">
            <text:p>0.363942</text:p>
          </table:table-cell>
          <table:table-cell office:value-type="float" office:value="0.439152448" calcext:value-type="float">
            <text:p>0.439152</text:p>
          </table:table-cell>
          <table:table-cell office:value-type="float" office:value="0.45863632" calcext:value-type="float">
            <text:p>0.458636</text:p>
          </table:table-cell>
          <table:table-cell office:value-type="float" office:value="0.419838208" calcext:value-type="float">
            <text:p>0.419838</text:p>
          </table:table-cell>
          <table:table-cell office:value-type="float" office:value="0.407060256" calcext:value-type="float">
            <text:p>0.407060</text:p>
          </table:table-cell>
          <table:table-cell office:value-type="float" office:value="0.490775136" calcext:value-type="float">
            <text:p>0.490775</text:p>
          </table:table-cell>
          <table:table-cell office:value-type="float" office:value="0.441119584" calcext:value-type="float">
            <text:p>0.441120</text:p>
          </table:table-cell>
          <table:table-cell table:formula="of:=AVERAGE([.B33:.U33])" office:value-type="float" office:value="0.4267643944" calcext:value-type="float">
            <text:p>0.42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0976" calcext:value-type="float">
            <text:p>0.530976</text:p>
          </table:table-cell>
          <table:table-cell office:value-type="float" office:value="0.468752" calcext:value-type="float">
            <text:p>0.468752</text:p>
          </table:table-cell>
          <table:table-cell office:value-type="float" office:value="0.457059" calcext:value-type="float">
            <text:p>0.457059</text:p>
          </table:table-cell>
          <table:table-cell office:value-type="float" office:value="0.524105" calcext:value-type="float">
            <text:p>0.524105</text:p>
          </table:table-cell>
          <table:table-cell office:value-type="float" office:value="0.47905" calcext:value-type="float">
            <text:p>0.479050</text:p>
          </table:table-cell>
          <table:table-cell office:value-type="float" office:value="0.388955" calcext:value-type="float">
            <text:p>0.388955</text:p>
          </table:table-cell>
          <table:table-cell office:value-type="float" office:value="0.508643" calcext:value-type="float">
            <text:p>0.508643</text:p>
          </table:table-cell>
          <table:table-cell office:value-type="float" office:value="0.420398" calcext:value-type="float">
            <text:p>0.420398</text:p>
          </table:table-cell>
          <table:table-cell office:value-type="float" office:value="0.453207" calcext:value-type="float">
            <text:p>0.453207</text:p>
          </table:table-cell>
          <table:table-cell office:value-type="float" office:value="0.431079" calcext:value-type="float">
            <text:p>0.431079</text:p>
          </table:table-cell>
          <table:table-cell office:value-type="float" office:value="0.486097856" calcext:value-type="float">
            <text:p>0.486098</text:p>
          </table:table-cell>
          <table:table-cell office:value-type="float" office:value="0.457170144" calcext:value-type="float">
            <text:p>0.457170</text:p>
          </table:table-cell>
          <table:table-cell office:value-type="float" office:value="0.458488512" calcext:value-type="float">
            <text:p>0.458489</text:p>
          </table:table-cell>
          <table:table-cell office:value-type="float" office:value="0.413041024" calcext:value-type="float">
            <text:p>0.413041</text:p>
          </table:table-cell>
          <table:table-cell office:value-type="float" office:value="0.537474528" calcext:value-type="float">
            <text:p>0.537475</text:p>
          </table:table-cell>
          <table:table-cell office:value-type="float" office:value="0.439043328" calcext:value-type="float">
            <text:p>0.439043</text:p>
          </table:table-cell>
          <table:table-cell office:value-type="float" office:value="0.444457664" calcext:value-type="float">
            <text:p>0.444458</text:p>
          </table:table-cell>
          <table:table-cell office:value-type="float" office:value="0.458599616" calcext:value-type="float">
            <text:p>0.458600</text:p>
          </table:table-cell>
          <table:table-cell office:value-type="float" office:value="0.44407376" calcext:value-type="float">
            <text:p>0.444074</text:p>
          </table:table-cell>
          <table:table-cell office:value-type="float" office:value="0.493854304" calcext:value-type="float">
            <text:p>0.493854</text:p>
          </table:table-cell>
          <table:table-cell table:formula="of:=AVERAGE([.B34:.U34])" office:value-type="float" office:value="0.4647262368" calcext:value-type="float">
            <text:p>0.464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0539" calcext:value-type="float">
            <text:p>0.550539</text:p>
          </table:table-cell>
          <table:table-cell office:value-type="float" office:value="0.47546" calcext:value-type="float">
            <text:p>0.475460</text:p>
          </table:table-cell>
          <table:table-cell office:value-type="float" office:value="0.464142" calcext:value-type="float">
            <text:p>0.464142</text:p>
          </table:table-cell>
          <table:table-cell office:value-type="float" office:value="0.558187" calcext:value-type="float">
            <text:p>0.558187</text:p>
          </table:table-cell>
          <table:table-cell office:value-type="float" office:value="0.500194" calcext:value-type="float">
            <text:p>0.500194</text:p>
          </table:table-cell>
          <table:table-cell office:value-type="float" office:value="0.405412" calcext:value-type="float">
            <text:p>0.405412</text:p>
          </table:table-cell>
          <table:table-cell office:value-type="float" office:value="0.544121" calcext:value-type="float">
            <text:p>0.544121</text:p>
          </table:table-cell>
          <table:table-cell office:value-type="float" office:value="0.448061" calcext:value-type="float">
            <text:p>0.448061</text:p>
          </table:table-cell>
          <table:table-cell office:value-type="float" office:value="0.477032" calcext:value-type="float">
            <text:p>0.477032</text:p>
          </table:table-cell>
          <table:table-cell office:value-type="float" office:value="0.462723" calcext:value-type="float">
            <text:p>0.462723</text:p>
          </table:table-cell>
          <table:table-cell office:value-type="float" office:value="0.53284784" calcext:value-type="float">
            <text:p>0.532848</text:p>
          </table:table-cell>
          <table:table-cell office:value-type="float" office:value="0.51527952" calcext:value-type="float">
            <text:p>0.515280</text:p>
          </table:table-cell>
          <table:table-cell office:value-type="float" office:value="0.477622208" calcext:value-type="float">
            <text:p>0.477622</text:p>
          </table:table-cell>
          <table:table-cell office:value-type="float" office:value="0.427365504" calcext:value-type="float">
            <text:p>0.427366</text:p>
          </table:table-cell>
          <table:table-cell office:value-type="float" office:value="0.533644416" calcext:value-type="float">
            <text:p>0.533644</text:p>
          </table:table-cell>
          <table:table-cell office:value-type="float" office:value="0.481275744" calcext:value-type="float">
            <text:p>0.481276</text:p>
          </table:table-cell>
          <table:table-cell office:value-type="float" office:value="0.475319776" calcext:value-type="float">
            <text:p>0.475320</text:p>
          </table:table-cell>
          <table:table-cell office:value-type="float" office:value="0.474008352" calcext:value-type="float">
            <text:p>0.474008</text:p>
          </table:table-cell>
          <table:table-cell office:value-type="float" office:value="0.476577632" calcext:value-type="float">
            <text:p>0.476578</text:p>
          </table:table-cell>
          <table:table-cell office:value-type="float" office:value="0.537476512" calcext:value-type="float">
            <text:p>0.537477</text:p>
          </table:table-cell>
          <table:table-cell table:formula="of:=AVERAGE([.B35:.U35])" office:value-type="float" office:value="0.4908644252" calcext:value-type="float">
            <text:p>0.490864</text:p>
          </table:table-cell>
        </table:table-row>
        <table:table-row table:style-name="ro1" table:number-rows-repeated="2">
          <table:table-cell/>
          <table:table-cell table:style-name="ce2" table:number-columns-repeated="5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/>
          <table:table-cell table:style-name="ce2" table:number-columns-repeated="5"/>
          <table:table-cell table:style-name="Default"/>
          <table:table-cell table:style-name="ce2" table:number-columns-repeated="2"/>
          <table:table-cell table:style-name="Default" table:number-columns-repeated="2"/>
          <table:table-cell table:style-name="ce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21:23:43.32734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0T21:27:41.263989518</dc:date>
    <meta:editing-duration>PT1H6M44S</meta:editing-duration>
    <meta:editing-cycles>10</meta:editing-cycles>
    <meta:generator>LibreOffice/6.0.7.3$Linux_X86_64 LibreOffice_project/00m0$Build-3</meta:generator>
    <meta:document-statistic meta:table-count="1" meta:cell-count="726" meta:object-count="0"/>
  </office:meta>
</office:document-meta>
</file>